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DB10000005CC1532F9C.png" manifest:media-type="image/png"/>
  <manifest:file-entry manifest:full-path="Pictures/1000000000000DB10000005C04F4B1C5.png" manifest:media-type="image/png"/>
  <manifest:file-entry manifest:full-path="Pictures/1000000000000DB10000005CFD73C2D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alatino" svg:font-family="Palatino" style:font-family-generic="system" style:font-pitch="variable"/>
    <style:font-face style:name="Palatino Linotype" svg:font-family="'Palatino Linotype'" style:font-family-generic="roman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7.5278in" fo:margin-left="0in" table:align="left"/>
    </style:style>
    <style:style style:name="Table1.A" style:family="table-column">
      <style:table-column-properties style:column-width="3.7639in"/>
    </style:style>
    <style:style style:name="Table1.1" style:family="table-row">
      <style:table-row-properties style:min-row-height="0.7521in" style:use-optimal-row-height="false"/>
    </style:style>
    <style:style style:name="Table1.A1" style:family="table-cell">
      <style:table-cell-properties fo:padding="0in" fo:border="none" style:writing-mode="lr-tb"/>
    </style:style>
    <style:style style:name="Table1.B1" style:family="table-cell">
      <style:table-cell-properties fo:padding="0in" fo:border-left="1pt solid #fefdfd" fo:border-right="none" fo:border-top="none" fo:border-bottom="none" style:writing-mode="lr-tb"/>
    </style:style>
    <style:style style:name="Table2" style:family="table">
      <style:table-properties style:width="7.5278in" fo:margin-left="0in" table:align="left"/>
    </style:style>
    <style:style style:name="Table2.A" style:family="table-column">
      <style:table-column-properties style:column-width="3.7639in"/>
    </style:style>
    <style:style style:name="Table2.A1" style:family="table-cell">
      <style:table-cell-properties fo:padding="0in" fo:border="none" style:writing-mode="lr-tb"/>
    </style:style>
    <style:style style:name="Table2.B1" style:family="table-cell">
      <style:table-cell-properties fo:padding="0in" fo:border-left="1pt solid #fefdfd" fo:border-right="none" fo:border-top="none" fo:border-bottom="none" style:writing-mode="lr-tb"/>
    </style:style>
    <style:style style:name="Table3" style:family="table">
      <style:table-properties style:width="7.5278in" fo:margin-left="0in" table:align="left"/>
    </style:style>
    <style:style style:name="Table3.A" style:family="table-column">
      <style:table-column-properties style:column-width="2.6944in"/>
    </style:style>
    <style:style style:name="Table3.B" style:family="table-column">
      <style:table-column-properties style:column-width="4.8333in"/>
    </style:style>
    <style:style style:name="Table3.A1" style:family="table-cell">
      <style:table-cell-properties fo:padding-left="0in" fo:padding-right="0in" fo:padding-top="0.1667in" fo:padding-bottom="0in" fo:border="none" style:writing-mode="lr-tb"/>
    </style:style>
    <style:style style:name="Table4" style:family="table">
      <style:table-properties style:width="7.5278in" fo:margin-left="0in" table:align="left"/>
    </style:style>
    <style:style style:name="Table4.A" style:family="table-column">
      <style:table-column-properties style:column-width="2.6944in"/>
    </style:style>
    <style:style style:name="Table4.B" style:family="table-column">
      <style:table-column-properties style:column-width="4.8333in"/>
    </style:style>
    <style:style style:name="Table4.A1" style:family="table-cell">
      <style:table-cell-properties fo:padding-left="0in" fo:padding-right="0in" fo:padding-top="0.1389in" fo:padding-bottom="0in" fo:border="none" style:writing-mode="lr-tb"/>
    </style:style>
    <style:style style:name="Table5" style:family="table">
      <style:table-properties style:width="7.5278in" fo:margin-left="0in" table:align="left"/>
    </style:style>
    <style:style style:name="Table5.A" style:family="table-column">
      <style:table-column-properties style:column-width="2.6944in"/>
    </style:style>
    <style:style style:name="Table5.B" style:family="table-column">
      <style:table-column-properties style:column-width="4.8333in"/>
    </style:style>
    <style:style style:name="Table5.A1" style:family="table-cell">
      <style:table-cell-properties fo:padding-left="0in" fo:padding-right="0in" fo:padding-top="0.1389in" fo:padding-bottom="0in" fo:border="none" style:writing-mode="lr-tb"/>
    </style:style>
    <style:style style:name="Table6" style:family="table">
      <style:table-properties style:width="7.5278in" fo:margin-left="0in" table:align="left"/>
    </style:style>
    <style:style style:name="Table6.A" style:family="table-column">
      <style:table-column-properties style:column-width="2.6944in"/>
    </style:style>
    <style:style style:name="Table6.B" style:family="table-column">
      <style:table-column-properties style:column-width="4.8333in"/>
    </style:style>
    <style:style style:name="Table6.A1" style:family="table-cell">
      <style:table-cell-properties fo:padding-left="0in" fo:padding-right="0in" fo:padding-top="0.1389in" fo:padding-bottom="0in" fo:border="none" style:writing-mode="lr-tb"/>
    </style:style>
    <style:style style:name="Table7" style:family="table">
      <style:table-properties style:width="7.5278in" fo:margin-left="0in" table:align="left"/>
    </style:style>
    <style:style style:name="Table7.A" style:family="table-column">
      <style:table-column-properties style:column-width="2.6944in"/>
    </style:style>
    <style:style style:name="Table7.B" style:family="table-column">
      <style:table-column-properties style:column-width="4.8333in"/>
    </style:style>
    <style:style style:name="Table7.A1" style:family="table-cell">
      <style:table-cell-properties fo:padding-left="0in" fo:padding-right="0in" fo:padding-top="0.1389in" fo:padding-bottom="0in" fo:border="none" style:writing-mode="lr-tb"/>
    </style:style>
    <style:style style:name="Table8" style:family="table">
      <style:table-properties style:width="7.5278in" fo:margin-left="0in" table:align="left"/>
    </style:style>
    <style:style style:name="Table8.A" style:family="table-column">
      <style:table-column-properties style:column-width="3.6597in"/>
    </style:style>
    <style:style style:name="Table8.B" style:family="table-column">
      <style:table-column-properties style:column-width="0.2083in"/>
    </style:style>
    <style:style style:name="Table8.A1" style:family="table-cell">
      <style:table-cell-properties fo:padding-left="0in" fo:padding-right="0in" fo:padding-top="0.0694in" fo:padding-bottom="0in" fo:border="none" style:writing-mode="lr-tb"/>
    </style:style>
    <style:style style:name="P1" style:family="paragraph" style:parent-style-name="div_5f_document_5f_heading">
      <style:paragraph-properties fo:margin-top="0.2083in" fo:margin-bottom="0in" style:contextual-spacing="false" style:line-height-at-least="0.1807in">
        <style:tab-stops>
          <style:tab-stop style:position="7.528in" style:type="center"/>
        </style:tab-stops>
      </style:paragraph-properties>
    </style:style>
    <style:style style:name="P2" style:family="paragraph" style:parent-style-name="div_5f_document_5f_heading">
      <style:paragraph-properties fo:margin-top="0.2083in" fo:margin-bottom="0in" style:contextual-spacing="false" style:line-height-at-least="0.1807in" fo:padding="0in" fo:border="none" style:shadow="none">
        <style:tab-stops>
          <style:tab-stop style:position="7.528in" style:type="center"/>
        </style:tab-stops>
      </style:paragraph-properties>
    </style:style>
    <style:style style:name="P3" style:family="paragraph" style:parent-style-name="span_5f_paddedline">
      <style:paragraph-properties style:line-height-at-least="0.1807in"/>
    </style:style>
    <style:style style:name="P4" style:family="paragraph" style:parent-style-name="div_5f_document_5f_singlecolumn">
      <style:paragraph-properties style:line-height-at-least="0.1807in"/>
    </style:style>
    <style:style style:name="P5" style:family="paragraph" style:parent-style-name="div_5f_document_5f_parlrColmn_5f_singlecolumn_5f_ul_5f_li">
      <style:paragraph-properties style:line-height-at-least="0.1807in"/>
    </style:style>
    <style:style style:name="P6" style:family="paragraph" style:parent-style-name="document_5f_langSec_5f_singlecolumn">
      <style:paragraph-properties style:line-height-at-least="0.1807in"/>
    </style:style>
    <style:style style:name="P7" style:family="paragraph" style:parent-style-name="Normal">
      <style:paragraph-properties style:line-height-at-least="0.1807in" style:vertical-align="auto"/>
    </style:style>
    <style:style style:name="P8" style:family="paragraph" style:parent-style-name="div_5f_address">
      <style:paragraph-properties fo:margin-top="0.0693in" fo:margin-bottom="0in" style:contextual-spacing="false"/>
    </style:style>
    <style:style style:name="P9" style:family="paragraph" style:parent-style-name="p">
      <style:paragraph-properties style:line-height-at-least="0.1807in"/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P10" style:family="paragraph" style:parent-style-name="Normal">
      <style:text-properties text:display="none"/>
    </style:style>
    <style:style style:name="P11" style:family="paragraph" style:parent-style-name="document_5f_sliced-rect">
      <style:paragraph-properties fo:margin-top="0.0626in" fo:margin-bottom="0in" style:contextual-spacing="false" fo:line-height="0.0835in"/>
    </style:style>
    <style:style style:name="P12" style:family="paragraph" style:parent-style-name="Normal">
      <style:paragraph-properties style:line-height-at-least="0.1807in" style:vertical-align="auto"/>
      <style:text-properties officeooo:paragraph-rsid="001eab9d"/>
    </style:style>
    <style:style style:name="P13" style:family="paragraph" style:parent-style-name="div" style:master-page-name="MP0">
      <style:paragraph-properties style:line-height-at-least="0.1807in" fo:text-align="center" style:justify-single-word="false" style:page-number="auto" fo:break-before="page"/>
    </style:style>
    <style:style style:name="P14" style:family="paragraph" style:parent-style-name="div_5f_document_5f_parlrColmn_5f_singlecolumn_5f_ul_5f_li" style:list-style-name="L13">
      <style:paragraph-properties fo:margin-left="0.1945in" style:line-height-at-least="0.1807in" fo:text-indent="-0.1335in" style:auto-text-indent="false">
        <style:tab-stops/>
      </style:paragraph-properties>
    </style:style>
    <style:style style:name="P15" style:family="paragraph" style:parent-style-name="div_5f_document_5f_parlrColmn_5f_singlecolumn_5f_ul_5f_li" style:list-style-name="L14">
      <style:paragraph-properties fo:margin-left="0.1945in" style:line-height-at-least="0.1807in" fo:text-indent="-0.1335in" style:auto-text-indent="false">
        <style:tab-stops/>
      </style:paragraph-properties>
    </style:style>
    <style:style style:name="P16" style:family="paragraph" style:parent-style-name="div_5f_document_5f_parlrColmn_5f_singlecolumn_5f_ul_5f_li" style:list-style-name="L16">
      <style:paragraph-properties fo:margin-left="0.1945in" style:line-height-at-least="0.1807in" fo:text-indent="-0.1335in" style:auto-text-indent="false">
        <style:tab-stops/>
      </style:paragraph-properties>
    </style:style>
    <style:style style:name="P17" style:family="paragraph" style:parent-style-name="div_5f_document_5f_parlrColmn_5f_singlecolumn_5f_ul_5f_li" style:list-style-name="L3">
      <style:paragraph-properties style:line-height-at-least="0.1807in">
        <style:tab-stops/>
      </style:paragraph-properties>
    </style:style>
    <style:style style:name="P18" style:family="paragraph" style:parent-style-name="div_5f_document_5f_parlrColmn_5f_singlecolumn_5f_ul_5f_li" style:list-style-name="L4">
      <style:paragraph-properties style:line-height-at-least="0.1807in">
        <style:tab-stops/>
      </style:paragraph-properties>
    </style:style>
    <style:style style:name="P19" style:family="paragraph" style:parent-style-name="div_5f_document_5f_parlrColmn_5f_singlecolumn_5f_ul_5f_li" style:list-style-name="L5">
      <style:paragraph-properties style:line-height-at-least="0.1807in">
        <style:tab-stops/>
      </style:paragraph-properties>
    </style:style>
    <style:style style:name="P20" style:family="paragraph" style:parent-style-name="div_5f_document_5f_parlrColmn_5f_singlecolumn_5f_ul_5f_li" style:list-style-name="L6">
      <style:paragraph-properties style:line-height-at-least="0.1807in">
        <style:tab-stops/>
      </style:paragraph-properties>
    </style:style>
    <style:style style:name="P21" style:family="paragraph" style:parent-style-name="div_5f_document_5f_parlrColmn_5f_singlecolumn_5f_ul_5f_li" style:list-style-name="L7">
      <style:paragraph-properties style:line-height-at-least="0.1807in">
        <style:tab-stops/>
      </style:paragraph-properties>
    </style:style>
    <style:style style:name="P22" style:family="paragraph" style:parent-style-name="div_5f_document_5f_ul_5f_li" style:list-style-name="L2">
      <style:paragraph-properties style:line-height-at-least="0.1807in">
        <style:tab-stops/>
      </style:paragraph-properties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P23" style:family="paragraph" style:parent-style-name="div_5f_document_5f_ul_5f_li" style:list-style-name="L2">
      <style:paragraph-properties style:line-height-at-least="0.1807in">
        <style:tab-stops/>
      </style:paragraph-properties>
      <style:text-properties fo:color="#4a4a4a" loext:opacity="100%" style:font-name="Palatino Linotype" fo:font-size="10pt" officeooo:paragraph-rsid="001eab9d" style:font-name-asian="Palatino Linotype" style:font-size-asian="10pt" style:font-name-complex="Palatino Linotype" style:font-size-complex="10pt"/>
    </style:style>
    <style:style style:name="P24" style:family="paragraph" style:parent-style-name="div_5f_document_5f_ul_5f_li" style:list-style-name="L23">
      <style:paragraph-properties style:line-height-at-least="0.1807in">
        <style:tab-stops/>
      </style:paragraph-properties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P25" style:family="paragraph" style:parent-style-name="div_5f_document_5f_ul_5f_li" style:list-style-name="L24">
      <style:paragraph-properties style:line-height-at-least="0.1807in">
        <style:tab-stops/>
      </style:paragraph-properties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P26" style:family="paragraph" style:parent-style-name="div_5f_document_5f_ul_5f_li" style:list-style-name="L1">
      <style:paragraph-properties style:line-height-at-least="0.1807in">
        <style:tab-stops/>
      </style:paragraph-properties>
      <style:text-properties fo:color="#4a4a4a" loext:opacity="100%" style:font-name="Palatino Linotype" fo:font-size="10pt" officeooo:rsid="001eab9d" officeooo:paragraph-rsid="001eab9d" style:font-name-asian="Palatino Linotype" style:font-size-asian="10pt" style:font-name-complex="Palatino Linotype" style:font-size-complex="10pt"/>
    </style:style>
    <style:style style:name="P27" style:family="paragraph" style:parent-style-name="div_5f_document_5f_ul_5f_li" style:list-style-name="L23">
      <style:paragraph-properties style:line-height-at-least="0.1807in">
        <style:tab-stops/>
      </style:paragraph-properties>
      <style:text-properties fo:color="#4a4a4a" loext:opacity="100%" style:font-name="Palatino Linotype" fo:font-size="10pt" officeooo:rsid="001eab9d" officeooo:paragraph-rsid="001eab9d" style:font-name-asian="Palatino Linotype" style:font-size-asian="10pt" style:font-name-complex="Palatino Linotype" style:font-size-complex="10pt"/>
    </style:style>
    <style:style style:name="P28" style:family="paragraph" style:parent-style-name="div_5f_document_5f_ul_5f_li" style:list-style-name="L8">
      <style:paragraph-properties style:line-height-at-least="0.1807in">
        <style:tab-stops/>
      </style:paragraph-properties>
    </style:style>
    <style:style style:name="P29" style:family="paragraph" style:parent-style-name="div_5f_document_5f_ul_5f_li" style:list-style-name="L9">
      <style:paragraph-properties style:line-height-at-least="0.1807in">
        <style:tab-stops/>
      </style:paragraph-properties>
    </style:style>
    <style:style style:name="P30" style:family="paragraph" style:parent-style-name="div_5f_document_5f_ul_5f_li" style:list-style-name="L22">
      <style:paragraph-properties style:line-height-at-least="0.1807in">
        <style:tab-stops/>
      </style:paragraph-properties>
    </style:style>
    <style:style style:name="P31" style:family="paragraph" style:parent-style-name="div_5f_document_5f_ul_5f_li" style:list-style-name="L22">
      <style:paragraph-properties style:line-height-at-least="0.1807in">
        <style:tab-stops/>
      </style:paragraph-properties>
      <style:text-properties officeooo:paragraph-rsid="001eab9d"/>
    </style:style>
    <style:style style:name="P32" style:family="paragraph" style:parent-style-name="div_5f_document_5f_ul_5f_li" style:list-style-name="L23">
      <style:paragraph-properties style:line-height-at-least="0.1807in">
        <style:tab-stops/>
      </style:paragraph-properties>
    </style:style>
    <style:style style:name="P33" style:family="paragraph" style:parent-style-name="div_5f_document_5f_ul_5f_li" style:list-style-name="L24">
      <style:paragraph-properties style:line-height-at-least="0.1807in">
        <style:tab-stops/>
      </style:paragraph-properties>
    </style:style>
    <style:style style:name="T1" style:family="text"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T2" style:family="text">
      <style:text-properties fo:color="#4a4a4a" loext:opacity="100%" style:font-name="Palatino Linotype" fo:font-size="10pt" officeooo:rsid="001eab9d" style:font-name-asian="Palatino Linotype" style:font-size-asian="10pt" style:font-name-complex="Palatino Linotype" style:font-size-complex="10pt"/>
    </style:style>
    <style:style style:name="T3" style:family="text">
      <style:text-properties fo:color="#4a4a4a" loext:opacity="100%" style:font-name="Palatino Linotype" fo:font-size="10pt" officeooo:rsid="0020700a" style:font-name-asian="Palatino Linotype" style:font-size-asian="10pt" style:font-name-complex="Palatino Linotype" style:font-size-complex="10pt"/>
    </style:style>
    <style:style style:name="T4" style:family="text">
      <style:text-properties fo:color="#4a4a4a" loext:opacity="100%" style:font-name="Palatino Linotype" fo:font-size="10pt" fo:font-style="italic" style:font-name-asian="Palatino Linotype" style:font-size-asian="10pt" style:font-style-asian="italic" style:font-name-complex="Palatino Linotype" style:font-size-complex="10pt" style:font-style-complex="italic"/>
    </style:style>
    <style:style style:name="T5" style:family="text">
      <style:text-properties fo:color="#4a4a4a" loext:opacity="100%" style:font-name="Palatino Linotype" fo:font-size="10pt" fo:font-style="italic" officeooo:rsid="001eab9d" style:font-name-asian="Palatino Linotype" style:font-size-asian="10pt" style:font-style-asian="italic" style:font-name-complex="Palatino Linotype" style:font-size-complex="10pt" style:font-style-complex="italic"/>
    </style:style>
    <style:style style:name="T6" style:family="text">
      <style:text-properties fo:color="#4a4a4a" loext:opacity="100%" style:font-name="Palatino Linotype" fo:font-size="10pt" fo:font-weight="normal" style:font-name-asian="Palatino Linotype" style:font-size-asian="10pt" style:font-weight-asian="normal" style:font-name-complex="Palatino Linotype" style:font-size-complex="10pt" style:font-weight-complex="normal"/>
    </style:style>
    <style:style style:name="T7" style:family="text">
      <style:text-properties fo:color="#4a4a4a" loext:opacity="100%" style:font-name="Palatino Linotype" fo:font-size="10pt" fo:font-weight="bold" style:font-name-asian="Palatino Linotype" style:font-size-asian="10pt" style:font-weight-asian="bold" style:font-name-complex="Palatino Linotype" style:font-size-complex="10pt" style:font-weight-complex="bold"/>
    </style:style>
    <style:style style:name="T8" style:family="text">
      <style:text-properties fo:color="#4a4a4a" loext:opacity="100%" style:font-name="Palatino Linotype" style:font-name-asian="Palatino Linotype" style:font-name-complex="Palatino Linotype"/>
    </style:style>
    <style:style style:name="T9" style:family="text">
      <style:text-properties fo:color="#4a4a4a" loext:opacity="100%" style:font-name="Palatino" fo:font-size="10pt" style:font-name-asian="Palatino Linotype" style:font-size-asian="10pt" style:font-name-complex="Palatino Linotype" style:font-size-complex="10pt"/>
    </style:style>
    <style:style style:name="T10" style:family="text">
      <style:text-properties style:font-name="Palatino Linotype" fo:font-size="26pt" style:font-name-asian="Palatino Linotype" style:font-size-asian="26pt" style:font-name-complex="Palatino Linotype" style:font-size-complex="26pt"/>
    </style:style>
    <style:style style:name="T11" style:family="text">
      <style:text-properties style:font-name="Palatino Linotype" fo:font-size="26pt" officeooo:rsid="0020700a" style:font-name-asian="Palatino Linotype" style:font-size-asian="26pt" style:font-name-complex="Palatino Linotype" style:font-size-complex="26pt"/>
    </style:style>
    <style:style style:name="T12" style:family="text">
      <style:text-properties style:font-name="Palatino Linotype" style:font-name-asian="Palatino Linotype" style:font-name-complex="Palatino Linotype"/>
    </style:style>
    <style:style style:name="T13" style:family="text">
      <style:text-properties style:font-name="Palatino Linotype" officeooo:rsid="001eab9d" style:font-name-asian="Palatino Linotype" style:font-name-complex="Palatino Linotype"/>
    </style:style>
    <style:style style:name="T14" style:family="text">
      <style:text-properties style:font-name="Palatino Linotype" fo:font-size="10pt" style:font-name-asian="Palatino Linotype" style:font-size-asian="10pt" style:font-name-complex="Palatino Linotype" style:font-size-complex="10pt"/>
    </style:style>
    <style:style style:name="T15" style:family="text">
      <style:text-properties fo:color="#bcbfc3" loext:opacity="100%" style:text-line-through-style="solid" style:text-line-through-type="single" style:font-name="Palatino Linotype" style:text-underline-mode="continuous" style:text-overline-mode="continuous" style:text-line-through-mode="continuous" style:font-name-asian="Palatino Linotype" style:font-name-complex="Palatino Linotype"/>
    </style:style>
    <style:style style:name="T16" style:family="text">
      <style:text-properties style:font-name="Palatino" fo:font-size="10pt" style:font-size-asian="10pt" style:font-size-complex="10pt"/>
    </style:style>
    <style:style style:name="T17" style:family="text">
      <style:text-properties officeooo:rsid="0020700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71in" fo:text-indent="-0.25in" fo:margin-left="0.807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71in" fo:text-indent="-0.25in" fo:margin-left="1.307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71in" fo:text-indent="-0.25in" fo:margin-left="1.807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71in" fo:text-indent="-0.25in" fo:margin-left="2.307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71in" fo:text-indent="-0.25in" fo:margin-left="2.8071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10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efault_20_Paragraph_20_Font"><text:span text:style-name="T1"/></text:span></text:p>
      <text:p text:style-name="div_5f_name"><text:span text:style-name="span"><text:span text:style-name="T10">Jake</text:span></text:span><text:span text:style-name="Default_20_Paragraph_20_Font"><text:span text:style-name="T12"> </text:span></text:span><text:span text:style-name="span"><text:span text:style-name="T11">C. Hood</text:span></text:span></text:p>
      <text:p text:style-name="P8"><text:span text:style-name="span"><text:span text:style-name="T1">+1 (469) 836-7003 </text:span></text:span><text:span text:style-name="sprtr"><text:span text:style-name="T8">  |  </text:span></text:span><text:span text:style-name="span"><text:span text:style-name="T1"> ja</text:span></text:span><text:span text:style-name="span"><text:span text:style-name="T3">kechood</text:span></text:span><text:span text:style-name="span"><text:span text:style-name="T1">@gmail.com </text:span></text:span><text:span text:style-name="sprtr"><text:span text:style-name="T8">  |  </text:span></text:span><text:span text:style-name="span"><text:span text:style-name="T1"> Temple, TX 76504</text:span></text:span></text:p>
      <text:p text:style-name="P1"><text:span text:style-name="div_5f_document_5f_div_5f_sectiontitle"><text:span text:style-name="T12">Summary <text:s text:c="2"/></text:span></text:span><text:span text:style-name="Default_20_Paragraph_20_Font"><text:span text:style-name="T15"><text:s/><text:tab/></text:span></text:span></text:p>
      <text:p text:style-name="P9">Dedicated Solutions Engineer with 10 years of experience bridging education, service, and performing arts technology industries providing skills to craft high-quality, <text:span text:style-name="T17">well-documented,</text:span> accessible, scalable, <text:span text:style-name="T17">secure, </text:span>optimized code in a fast-paced working environment. Successfully works as part of a team and has a history of success in leadership and handling escalated issues. Consistently recognized and commended for collaborating with upper management to support organizational objectives.</text:p>
      <text:p text:style-name="P1"><text:span text:style-name="div_5f_document_5f_div_5f_sectiontitle"><text:span text:style-name="T12">Skills <text:s text:c="2"/></text:span></text:span><text:span text:style-name="Default_20_Paragraph_20_Font"><text:span text:style-name="T15"><text:s/><text:tab/></text:span>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list text:style-name="L1">
              <text:list-item>
                <text:p text:style-name="P26">Creative Design</text:p>
              </text:list-item>
              <text:list-item>
                <text:p text:style-name="P26">Project Planning</text:p>
              </text:list-item>
              <text:list-item>
                <text:p text:style-name="P26">Teamwork</text:p>
              </text:list-item>
              <text:list-item>
                <text:p text:style-name="P26">Collaboration</text:p>
              </text:list-item>
            </text:list>
          </table:table-cell>
          <table:table-cell table:style-name="Table1.B1" office:value-type="string">
            <text:list text:continue-numbering="true" text:style-name="L1">
              <text:list-item>
                <text:p text:style-name="P26">Organization</text:p>
              </text:list-item>
              <text:list-item>
                <text:p text:style-name="P26">Security-Centered Programming</text:p>
              </text:list-item>
              <text:list-item>
                <text:p text:style-name="P26">Technical Documentation</text:p>
              </text:list-item>
              <text:list-item>
                <text:p text:style-name="P26">Test-Driven Development</text:p>
              </text:list-item>
            </text:list>
          </table:table-cell>
        </table:table-row>
      </table:table>
      <text:p text:style-name="P1"><text:span text:style-name="div_5f_document_5f_div_5f_sectiontitle"><text:span text:style-name="T12">Programming </text:span></text:span><text:span text:style-name="div_5f_document_5f_div_5f_sectiontitle"><text:span text:style-name="T13">Languages and </text:span></text:span><text:span text:style-name="div_5f_document_5f_div_5f_sectiontitle"><text:span text:style-name="T12">Tools</text:span></text:span><text:span text:style-name="Default_20_Paragraph_20_Font"><text:span text:style-name="T15"> <text:tab/>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text:style-name="L2">
              <text:list-item>
                <text:p text:style-name="P22">HTML5/CSS3/JS/XML Stack</text:p>
              </text:list-item>
              <text:list-item>
                <text:p text:style-name="P22">Visual Studio Code, Git, Github, Gitlab, Gitkraken</text:p>
              </text:list-item>
              <text:list-item>
                <text:p text:style-name="P23">Coral, Node.js, AWS</text:p>
              </text:list-item>
            </text:list>
          </table:table-cell>
          <table:table-cell table:style-name="Table2.B1" office:value-type="string">
            <text:list text:continue-numbering="true" text:style-name="L2">
              <text:list-item>
                <text:p text:style-name="P23">Atlassian, Jira, Confluence, Azure, Apache, Swift</text:p>
              </text:list-item>
              <text:list-item>
                <text:p text:style-name="P23">Java, Python, SQL, W3.CSS, Vue.js, React.js, jQuery, Angular, JSON</text:p>
              </text:list-item>
            </text:list>
          </table:table-cell>
        </table:table-row>
      </table:table>
      <text:p text:style-name="P2"><text:span text:style-name="div_5f_document_5f_div_5f_sectiontitle"><text:span text:style-name="T12">Experience <text:s text:c="2"/></text:span></text:span><text:span text:style-name="Default_20_Paragraph_20_Font"><text:span text:style-name="T15"><text:s/><text:tab/>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span"><text:span text:style-name="T1">Phantasmagoria Designs | Colorado Springs, CO</text:span></text:span></text:p>
            <text:p text:style-name="P3"><text:span text:style-name="jobtitle"><text:span text:style-name="T1">OWNER/OPERATOR</text:span></text:span></text:p>
            <text:p text:style-name="P3"><text:span text:style-name="span"><text:span text:style-name="T4">2023</text:span></text:span><text:span text:style-name="span_5f_dates_5f_wrapper"><text:span text:style-name="T4"> </text:span></text:span><text:span text:style-name="span"><text:span text:style-name="T4">- Current</text:span></text:span></text:p>
          </table:table-cell>
          <table:table-cell table:style-name="Table3.A1" office:value-type="string">
            <text:list text:style-name="L3">
              <text:list-item>
                <text:p text:style-name="P17"><text:span text:style-name="span"><text:span text:style-name="T1">Led expansion within one year of opening from providing solely static 2D digital art creation to additionally include interactive 3D experience and web app design capabilities in the service catalog</text:span></text:span></text:p>
              </text:list-item>
              <text:list-item>
                <text:p text:style-name="P17"><text:span text:style-name="span"><text:span text:style-name="T1">Freelance, commission, and technical drafting services provided via online interface</text:span></text:span></text:p>
              </text:list-item>
              <text:list-item>
                <text:p text:style-name="P17"><text:span text:style-name="span"><text:span text:style-name="T1">Oversee budgetary and financial activities and implement strategies to grow business and profits</text:span></text:span></text:p>
              </text:list-item>
              <text:list-item>
                <text:p text:style-name="P17"><text:span text:style-name="span"><text:span text:style-name="T1">Full automation of sales and delivery processes for all physical products</text:span></text:span></text:p>
              </text:list-item>
            </text:list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text:span text:style-name="span"><text:span text:style-name="T1">Rancier Middle School | Killeen, TX</text:span></text:span></text:p>
            <text:p text:style-name="P3"><text:span text:style-name="jobtitle"><text:span text:style-name="T1">DIRECTOR OF THEATRE</text:span></text:span></text:p>
            <text:p text:style-name="P3"><text:span text:style-name="span"><text:span text:style-name="T4">2021</text:span></text:span><text:span text:style-name="span_5f_dates_5f_wrapper"><text:span text:style-name="T4"> </text:span></text:span><text:span text:style-name="span"><text:span text:style-name="T4">- 2022</text:span></text:span></text:p>
          </table:table-cell>
          <table:table-cell table:style-name="Table4.A1" office:value-type="string">
            <text:list text:style-name="L4">
              <text:list-item>
                <text:p text:style-name="P18"><text:span text:style-name="span"><text:span text:style-name="T1">Developed and maintained purchasing, accounting, ticketing, and tracking systems and processes for multiple departments</text:span></text:span></text:p>
              </text:list-item>
              <text:list-item>
                <text:p text:style-name="P18"><text:span text:style-name="span"><text:span text:style-name="T1">Devised and implemented strategies to create new revenue streams and cut operational costs</text:span></text:span></text:p>
              </text:list-item>
              <text:list-item>
                <text:p text:style-name="P18"><text:span text:style-name="span"><text:span text:style-name="T1">Orchestrated license agreements for script, sound, performance rights, talent media releases, and distribution contracts</text:span></text:span></text:p>
              </text:list-item>
              <text:list-item>
                <text:p text:style-name="P18"><text:span text:style-name="span"><text:span text:style-name="T1">Observed tight deadlines, creative restrictions, and strict budgetary controls to avoid waste and streamline costs</text:span></text:span></text:p>
              </text:list-item>
            </text:list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<text:span text:style-name="span"><text:span text:style-name="T1">Marshall ISD | Marshall, TX</text:span></text:span></text:p>
            <text:p text:style-name="P3"><text:span text:style-name="jobtitle"><text:span text:style-name="T1">TECHNICAL DIRECTOR AND UIL COORDINATOR</text:span></text:span></text:p>
            <text:p text:style-name="P3"><text:span text:style-name="span"><text:span text:style-name="T4">2019</text:span></text:span><text:span text:style-name="span_5f_dates_5f_wrapper"><text:span text:style-name="T4"> </text:span></text:span><text:span text:style-name="span"><text:span text:style-name="T4">- 2020</text:span></text:span></text:p>
          </table:table-cell>
          <table:table-cell table:style-name="Table5.A1" office:value-type="string">
            <text:list text:style-name="L5">
              <text:list-item>
                <text:p text:style-name="P19"><text:span text:style-name="span"><text:span text:style-name="T1">Successfully coordinated a professional agreement with representatives of Mr. Jason Mraz for educational creative license usage of one of his published pieces at the height of the COVID‐19 crisis</text:span></text:span></text:p>
              </text:list-item>
              <text:list-item>
                <text:p text:style-name="P19"><text:soft-page-break/><text:span text:style-name="span"><text:span text:style-name="T1">Identified and approved equipment and elements required for productions, classrooms, and programs</text:span></text:span></text:p>
              </text:list-item>
              <text:list-item>
                <text:p text:style-name="P19"><text:span text:style-name="span"><text:span text:style-name="T1">Coordinated logistics and operations for multiple extracurricular programs concurrently (Teams of 2–525+)</text:span></text:span></text:p>
              </text:list-item>
              <text:list-item>
                <text:p text:style-name="P19"><text:span text:style-name="span"><text:span text:style-name="T1">Developed, assisted with, and facilitated appropriate, efficient, and effective communication among competitive district coaching team of 72 while directing implementation of all applicable COVID–19 guidelines, logistics, and safety directives</text:span></text:span></text:p>
              </text:list-item>
            </text:list>
          </table:table-cell>
        </table:table-row>
      </table:table>
      <text:p text:style-name="P10"/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<text:span text:style-name="span"><text:span text:style-name="T1">Mount Pleasant ISD | Mount Pleasant, TX</text:span></text:span></text:p>
            <text:p text:style-name="P3"><text:span text:style-name="jobtitle"><text:span text:style-name="T1">DIRECTOR OF THEATRE ARTS, AUDITORIUM SUPERVISOR</text:span></text:span></text:p>
            <text:p text:style-name="P3"><text:span text:style-name="span"><text:span text:style-name="T4">2017</text:span></text:span><text:span text:style-name="span_5f_dates_5f_wrapper"><text:span text:style-name="T4"> </text:span></text:span><text:span text:style-name="span"><text:span text:style-name="T4">- 2019</text:span></text:span></text:p>
          </table:table-cell>
          <table:table-cell table:style-name="Table6.A1" office:value-type="string">
            <text:list text:style-name="L6">
              <text:list-item>
                <text:p text:style-name="P20"><text:span text:style-name="span"><text:span text:style-name="T1">Directed and oversaw auditorium assets, inventory, functions, and logistics including production management and development, emerging brand creation, and box office marketing and operations</text:span></text:span></text:p>
              </text:list-item>
              <text:list-item>
                <text:p text:style-name="P20"><text:span text:style-name="span"><text:span text:style-name="T1">Directed development of pre-pandemic hybrid, in–person, and online training courses with assistance from campus counselors for team members with limited access</text:span></text:span></text:p>
              </text:list-item>
              <text:list-item>
                <text:p text:style-name="P20"><text:span text:style-name="span"><text:span text:style-name="T1">Cultivated strong professional relationships with suppliers and key clients to drive long–term business development</text:span></text:span></text:p>
              </text:list-item>
              <text:list-item>
                <text:p text:style-name="P20"><text:span text:style-name="span"><text:span text:style-name="T1">Evolved outbound sales efforts by incorporating best practices and capitalizing on industry trends</text:span></text:span></text:p>
              </text:list-item>
              <text:list-item>
                <text:p text:style-name="P20"><text:span text:style-name="span"><text:span text:style-name="T1">Led sales planning, development and account management to grow existing accounts and establish new sales accounts</text:span></text:span></text:p>
              </text:list-item>
            </text:list>
          </table:table-cell>
        </table:table-row>
        <table:table-row>
          <table:table-cell table:style-name="Table6.A1" office:value-type="string">
            <text:p text:style-name="P3"><text:span text:style-name="span"><text:span text:style-name="T1">Chili's Bar and Grill | Longview, TX</text:span></text:span></text:p>
            <text:p text:style-name="P3"><text:span text:style-name="jobtitle"><text:span text:style-name="T1">Server, Shift Leader</text:span></text:span></text:p>
            <text:p text:style-name="P3"><text:span text:style-name="span"><text:span text:style-name="T4">2016</text:span></text:span><text:span text:style-name="span_5f_dates_5f_wrapper"><text:span text:style-name="T4"> </text:span></text:span><text:span text:style-name="span"><text:span text:style-name="T4">- 2020</text:span></text:span></text:p>
          </table:table-cell>
          <table:table-cell table:style-name="Table6.A1" office:value-type="string">
            <text:list text:style-name="L7">
              <text:list-item>
                <text:p text:style-name="P21"><text:span text:style-name="span"><text:span text:style-name="T1">Ensured customer satisfaction and handled customer complaints in a professional manner</text:span></text:span></text:p>
              </text:list-item>
              <text:list-item>
                <text:p text:style-name="P21"><text:span text:style-name="span"><text:span text:style-name="T1">Provided leadership to servers and other restaurant staff members by setting an example of excellent service</text:span></text:span></text:p>
              </text:list-item>
              <text:list-item>
                <text:p text:style-name="P21"><text:span text:style-name="span"><text:span text:style-name="T1">Assisted with training new servers on company policies and procedures as well as proper food handling techniques</text:span></text:span></text:p>
              </text:list-item>
              <text:list-item>
                <text:p text:style-name="P21"><text:span text:style-name="span"><text:span text:style-name="T1">Resolved conflicts between customers or employees in a timely manner while following company guidelines for dispute resolution</text:span></text:span></text:p>
              </text:list-item>
            </text:list>
          </table:table-cell>
        </table:table-row>
      </table:table>
      <text:p text:style-name="P1"><text:span text:style-name="div_5f_document_5f_div_5f_sectiontitle"><text:span text:style-name="T12">Education and Training <text:s text:c="2"/></text:span></text:span><text:span text:style-name="Default_20_Paragraph_20_Font"><text:span text:style-name="T15"><text:s/><text:tab/></text:span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text:span text:style-name="span"><text:span text:style-name="T1">Western Governors University | UT</text:span></text:span><text:span text:style-name="singlecolumn_5f_span_5f_paddedline_5f_nth-child_28_1_29_"><text:span text:style-name="T1"> </text:span></text:span></text:p>
            <text:p text:style-name="P3"><text:span text:style-name="degree"><text:span text:style-name="T1">Bachelor of Science</text:span></text:span><text:span text:style-name="span"><text:span text:style-name="T1"> in Software Engineering</text:span></text:span></text:p>
            <text:p text:style-name="P3"><text:span text:style-name="span"><text:span text:style-name="T4">Anticipated </text:span></text:span><text:span text:style-name="span"><text:span text:style-name="T5">10</text:span></text:span><text:span text:style-name="span"><text:span text:style-name="T4">/2024</text:span></text:span><text:span text:style-name="Default_20_Paragraph_20_Font"><text:span text:style-name="T4"> </text:span></text:span></text:p>
            <text:p text:style-name="P3"/>
          </table:table-cell>
          <table:table-cell table:style-name="Table7.A1" office:value-type="string">
            <text:list text:style-name="L8">
              <text:list-item>
                <text:p text:style-name="P28"><text:span text:style-name="span"><text:span text:style-name="T1">I.T. is Everywhere Scholarship Recipient</text:span>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4"><text:span text:style-name="span"><text:span text:style-name="T1">Texas A&amp;M University - Commerce | TX</text:span></text:span><text:span text:style-name="singlecolumn_5f_span_5f_paddedline_5f_nth-child_28_1_29_"><text:span text:style-name="T1"> </text:span></text:span></text:p>
            <text:p text:style-name="P3"><text:span text:style-name="degree"><text:span text:style-name="T1">Bachelor of Science</text:span></text:span><text:span text:style-name="span"><text:span text:style-name="T1"> in Theatre</text:span></text:span><text:span text:style-name="Default_20_Paragraph_20_Font"><text:span text:style-name="T1"> </text:span></text:span></text:p>
            <text:p text:style-name="P3"><text:span text:style-name="span"><text:span text:style-name="T4">08/2017</text:span></text:span><text:span text:style-name="Default_20_Paragraph_20_Font"><text:span text:style-name="T4"> </text:span></text:span></text:p>
            <text:p text:style-name="P3"/>
          </table:table-cell>
          <table:table-cell table:style-name="Table7.A1" office:value-type="string">
            <text:list text:style-name="L9">
              <text:list-item>
                <text:p text:style-name="P29"><text:span text:style-name="span"><text:span text:style-name="T1">Cum Laude, with Honors</text:span></text:span></text:p>
              </text:list-item>
              <text:list-item>
                <text:p text:style-name="P29"><text:span text:style-name="span"><text:span text:style-name="T1">GPA: 3.69</text:span></text:span></text:p>
              </text:list-item>
              <text:list-item>
                <text:p text:style-name="P29"><text:span text:style-name="span"><text:span text:style-name="T1">Minor in Interdisciplinary Studies; Focus in Music and Education</text:span></text:span></text:p>
              </text:list-item>
              <text:list-item>
                <text:p text:style-name="P29"><text:span text:style-name="span"><text:span text:style-name="T1">Honors College Graduate</text:span></text:span></text:p>
              </text:list-item>
              <text:list-item>
                <text:p text:style-name="P29"><text:span text:style-name="span"><text:span text:style-name="T1">Valedictorian Scholarship Recipient</text:span></text:span></text:p>
              </text:list-item>
              <text:list-item>
                <text:p text:style-name="P29"><text:span text:style-name="span"><text:span text:style-name="T1">Vienna, Austria Studies Abroad on Choral Arts</text:span></text:span></text:p>
              </text:list-item>
              <text:list-item>
                <text:p text:style-name="P29"><text:span text:style-name="span"><text:span text:style-name="T1">Thesis: The Importance of Relative Omniscience in Successful Modern Theatre: An Academic Dissection of “Phantasmagoria,” A Theatrical Production Written and Designed by Jake C. Hood (Neé Jace Sturgill)</text:span></text:span></text:p>
              </text:list-item>
            </text:list>
            <text:p text:style-name="P5"/>
          </table:table-cell>
        </table:table-row>
      </table:table>
      <text:p text:style-name="P4"/>
      <text:p text:style-name="P1"><text:soft-page-break/><text:span text:style-name="div_5f_document_5f_div_5f_sectiontitle"><text:span text:style-name="T12">Languages <text:s text:c="2"/></text:span></text:span><text:span text:style-name="Default_20_Paragraph_20_Font"><text:span text:style-name="T15"><text:s/><text:tab/></text:span></text:span></text:p>
      <table:table table:name="Table8" table:style-name="Table8"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6"><text:span text:style-name="document_5f_langSec_5f_field_5f_any"><text:span text:style-name="T7">English:</text:span></text:span><text:span text:style-name="document_5f_langSec_5f_firstparagraph_5f_field"><text:span text:style-name="T1"> </text:span></text:span></text:p>
            <text:p text:style-name="P11"><text:span text:style-name="document_5f_langSec_5f_paragraph"><text:span text:style-name="T1"><draw:frame draw:style-name="fr1" draw:name="Picture 100003" text:anchor-type="as-char" svg:y="0in" svg:width="3.6772in" style:rel-width="scale" svg:height="0.0839in" style:rel-height="scale" draw:z-index="0"><draw:image xlink:href="Pictures/1000000000000DB10000005CFD73C2D7.png" xlink:type="simple" xlink:show="embed" xlink:actuate="onLoad" draw:mime-type="image/png"/></draw:frame></text:span></text:span></text:p>
            <text:p text:style-name="P7"><text:span text:style-name="document_5f_langSec_5f_field_5f_any"><text:span text:style-name="T2">F</text:span></text:span><text:span text:style-name="document_5f_langSec_5f_field_5f_any"><text:span text:style-name="T2">lu</text:span></text:span><text:span text:style-name="document_5f_langSec_5f_field_5f_any"><text:span text:style-name="T2">e</text:span></text:span><text:span text:style-name="document_5f_langSec_5f_field_5f_any"><text:span text:style-name="T2">nt</text:span></text:span><text:span text:style-name="document_5f_langSec_5f_firstparagraph_5f_field"><text:span text:style-name="T1"> </text:span></text:span></text:p>
          </table:table-cell>
          <table:table-cell table:style-name="Table8.A1" office:value-type="string">
            <text:p text:style-name="Normal"/>
          </table:table-cell>
          <table:table-cell table:style-name="Table8.A1" office:value-type="string">
            <text:p text:style-name="P6"><text:span text:style-name="document_5f_langSec_5f_field_5f_any"><text:span text:style-name="T7">Spanish:</text:span></text:span><text:span text:style-name="document_5f_langSec_5f_firstparagraph_5f_field"><text:span text:style-name="T1"> </text:span></text:span></text:p>
            <text:p text:style-name="P11"><text:span text:style-name="document_5f_langSec_5f_paragraph"><text:span text:style-name="T1"><draw:frame draw:style-name="fr1" draw:name="Picture 100005" text:anchor-type="as-char" svg:y="0in" svg:width="3.6772in" style:rel-width="scale" svg:height="0.0839in" style:rel-height="scale" draw:z-index="1"><draw:image xlink:href="Pictures/1000000000000DB10000005C04F4B1C5.png" xlink:type="simple" xlink:show="embed" xlink:actuate="onLoad" draw:mime-type="image/png"/></draw:frame></text:span></text:span></text:p>
            <text:p text:style-name="P7"><text:span text:style-name="document_5f_langSec_5f_field_5f_any"><text:span text:style-name="T1">Professional</text:span></text:span><text:span text:style-name="document_5f_langSec_5f_firstparagraph_5f_field"><text:span text:style-name="T1"> </text:span></text:span></text:p>
          </table:table-cell>
        </table:table-row>
        <table:table-row>
          <table:table-cell table:style-name="Table8.A1" office:value-type="string">
            <text:p text:style-name="P6"><text:span text:style-name="document_5f_langSec_5f_field_5f_any"><text:span text:style-name="T7">German:</text:span></text:span><text:span text:style-name="document_5f_langSec_5f_firstparagraph_5f_field"><text:span text:style-name="T1"> </text:span></text:span></text:p>
            <text:p text:style-name="P11"><text:span text:style-name="document_5f_langSec_5f_paragraph"><text:span text:style-name="T1"><draw:frame draw:style-name="fr1" draw:name="Picture 100007" text:anchor-type="as-char" svg:y="0in" svg:width="3.6772in" style:rel-width="scale" svg:height="0.0839in" style:rel-height="scale" draw:z-index="2"><draw:image xlink:href="Pictures/1000000000000DB10000005CC1532F9C.png" xlink:type="simple" xlink:show="embed" xlink:actuate="onLoad" draw:mime-type="image/png"/></draw:frame></text:span></text:span></text:p>
            <text:p text:style-name="P7"><text:span text:style-name="document_5f_langSec_5f_field_5f_any"><text:span text:style-name="T1">Limited</text:span></text:span><text:span text:style-name="document_5f_langSec_5f_firstparagraph_5f_field"><text:span text:style-name="T1"> </text:span></text:span></text:p>
          </table:table-cell>
          <table:table-cell table:style-name="Table8.A1" office:value-type="string">
            <text:p text:style-name="Normal"/>
          </table:table-cell>
          <table:table-cell table:style-name="Table8.A1" office:value-type="string">
            <text:p text:style-name="P6"><text:span text:style-name="document_5f_langSec_5f_field_5f_any"><text:span text:style-name="T7">American Sign Language:</text:span></text:span><text:span text:style-name="document_5f_langSec_5f_firstparagraph_5f_field"><text:span text:style-name="T1"> </text:span></text:span></text:p>
            <text:p text:style-name="P11"><text:span text:style-name="document_5f_langSec_5f_paragraph"><text:span text:style-name="T1"><draw:frame draw:style-name="fr1" draw:name="Picture 100009" text:anchor-type="as-char" svg:y="0in" svg:width="3.6772in" style:rel-width="scale" svg:height="0.0839in" style:rel-height="scale" draw:z-index="3"><draw:image xlink:href="Pictures/1000000000000DB10000005CC1532F9C.png" xlink:type="simple" xlink:show="embed" xlink:actuate="onLoad" draw:mime-type="image/png"/></draw:frame></text:span></text:span></text:p>
            <text:p text:style-name="P12"><text:span text:style-name="document_5f_langSec_5f_field_5f_any"><text:span text:style-name="T2">Polite</text:span></text:span></text:p>
          </table:table-cell>
        </table:table-row>
      </table:table>
      <text:p text:style-name="P1"><text:span text:style-name="div_5f_document_5f_div_5f_sectiontitle"><text:span text:style-name="T12">Websites, Portfolios, Profiles <text:s text:c="2"/></text:span></text:span><text:span text:style-name="Default_20_Paragraph_20_Font"><text:span text:style-name="T15"><text:s/><text:tab/></text:span></text:span></text:p>
      <text:list text:style-name="L22">
        <text:list-item>
          <text:p text:style-name="P31"><text:a xlink:type="simple" xlink:href="https://jakechood.com/" text:style-name="Internet_20_link" text:visited-style-name="Visited_20_Internet_20_Link"><text:span text:style-name="span">https://jakechood.com</text:span></text:a><text:span text:style-name="span"><text:span text:style-name="T2"> </text:span></text:span></text:p>
        </text:list-item>
        <text:list-item>
          <text:p text:style-name="P30"><text:a xlink:type="simple" xlink:href="https://github.com/jakechood" text:style-name="Internet_20_link" text:visited-style-name="Visited_20_Internet_20_Link"><text:span text:style-name="span">https://github.com/jakechood</text:span></text:a><text:span text:style-name="span"><text:span text:style-name="T1"> </text:span></text:span></text:p>
        </text:list-item>
        <text:list-item>
          <text:p text:style-name="P30"><text:a xlink:type="simple" xlink:href="https://www.linkedin.com/in/jake-sturgill-874755179/" office:target-frame-name="_top" xlink:show="replace" text:style-name="Internet_20_link" text:visited-style-name="Visited_20_Internet_20_Link"><text:span text:style-name="Hyperlink"><text:span text:style-name="T14">https://www.linkedin.com/in/jake-sturgill-874755179/</text:span></text:span></text:a><text:span text:style-name="span"><text:span text:style-name="T1"> </text:span></text:span></text:p>
        </text:list-item>
      </text:list>
      <text:p text:style-name="P1"><text:span text:style-name="div_5f_document_5f_div_5f_sectiontitle"><text:span text:style-name="T12">Certifications <text:s text:c="2"/></text:span></text:span><text:span text:style-name="Default_20_Paragraph_20_Font"><text:span text:style-name="T15"><text:s/><text:tab/></text:span></text:span></text:p>
      <text:list text:style-name="L23">
        <text:list-item>
          <text:p text:style-name="P27">WGU Front End Developer: <text:a xlink:type="simple" xlink:href="https://api.badgr.io/public/assertions/5f_21AMOTU2wQ0rqxC2Jrg?identity__email=jstur80%40wgu.edu" text:style-name="Internet_20_link" text:visited-style-name="Visited_20_Internet_20_Link">https://api.badgr.io/public/assertions/5f_21AMOTU2wQ0rqxC2Jrg?identity__email=jstur80%40wgu.edu</text:a> </text:p>
        </text:list-item>
        <text:list-item>
          <text:p text:style-name="P24">AWS Certified Cloud Practitioner: <text:a xlink:type="simple" xlink:href="https://cp.certmetrics.com/amazon/en/public/verify/credential/9f98d6a03cf1485ab9cf4d44f3ba4149" text:style-name="Internet_20_link" text:visited-style-name="Visited_20_Internet_20_Link">https://cp.certmetrics.com/amazon/en/public/verify/credential/9f98d6a03cf1485ab9cf4d44f3ba4149</text:a> </text:p>
        </text:list-item>
        <text:list-item>
          <text:p text:style-name="P24">ITILv4 Foundation Certified: Candidate Number 9980016826939808</text:p>
        </text:list-item>
        <text:list-item>
          <text:p text:style-name="P32"><text:span text:style-name="Default_20_Paragraph_20_Font"><text:span text:style-name="T1">Google Foundations of Project Management: </text:span></text:span><text:a xlink:type="simple" xlink:href="https://coursera.org/verify/LUGLGHFR35YI" office:target-frame-name="_top" xlink:show="replace" text:style-name="Internet_20_link" text:visited-style-name="Visited_20_Internet_20_Link"><text:span text:style-name="Hyperlink"><text:span text:style-name="T14">https://coursera.org/verify/LUGLGHFR35YI</text:span></text:span></text:a><text:span text:style-name="Default_20_Paragraph_20_Font"><text:span text:style-name="T1"> </text:span></text:span></text:p>
        </text:list-item>
        <text:list-item>
          <text:p text:style-name="P32"><text:span text:style-name="Default_20_Paragraph_20_Font"><text:span text:style-name="T1">Google Foundations of Cybersecurity: </text:span></text:span><text:a xlink:type="simple" xlink:href="https://coursera.org/verify/T2FZUKU25B7U" office:target-frame-name="_top" xlink:show="replace" text:style-name="Internet_20_link" text:visited-style-name="Visited_20_Internet_20_Link"><text:span text:style-name="Hyperlink"><text:span text:style-name="T14">https://coursera.org/verify/T2FZUKU25B7U</text:span></text:span></text:a><text:span text:style-name="Default_20_Paragraph_20_Font"><text:span text:style-name="T1"> </text:span></text:span></text:p>
        </text:list-item>
        <text:list-item>
          <text:p text:style-name="P32"><text:span text:style-name="Default_20_Paragraph_20_Font"><text:span text:style-name="T1">Learn to Program: The Fundamentals, University of Toronto: </text:span></text:span><text:a xlink:type="simple" xlink:href="https://coursera.org/verify/U7RRP88775C" office:target-frame-name="_top" xlink:show="replace" text:style-name="Internet_20_link" text:visited-style-name="Visited_20_Internet_20_Link"><text:span text:style-name="Hyperlink"><text:span text:style-name="T14">https://coursera.org/verify/U7RRP88775C</text:span></text:span></text:a></text:p>
        </text:list-item>
        <text:list-item>
          <text:p text:style-name="P32"><text:span text:style-name="Default_20_Paragraph_20_Font"><text:span text:style-name="T1">Google Connect and Protect: Networks and Network </text:span></text:span><text:span text:style-name="Default_20_Paragraph_20_Font"><text:span text:style-name="T9">Security: <text:s/></text:span></text:span><text:a xlink:type="simple" xlink:href="https://coursera.org/verify/RSRHWZFCLFMB" office:target-frame-name="_top" xlink:show="replace" text:style-name="Internet_20_link" text:visited-style-name="Visited_20_Internet_20_Link"><text:span text:style-name="Hyperlink"><text:span text:style-name="T16">https://coursera.org/verify/RSRHWZFCLFMB</text:span></text:span></text:a> </text:p>
        </text:list-item>
        <text:list-item>
          <text:p text:style-name="P32"><text:span text:style-name="Default_20_Paragraph_20_Font"><text:span text:style-name="T1">Google Play It Safe: Manage Security Risks</text:span></text:span><text:span text:style-name="Default_20_Paragraph_20_Font"><text:span text:style-name="T9">: </text:span></text:span><text:a xlink:type="simple" xlink:href="https://coursera.org/verify/8LTHLD55QGAX" office:target-frame-name="_top" xlink:show="replace" text:style-name="Internet_20_link" text:visited-style-name="Visited_20_Internet_20_Link"><text:span text:style-name="Hyperlink"><text:span text:style-name="T16">https://coursera.org/verify/8LTHLD55QGAX</text:span></text:span></text:a><text:span text:style-name="Default_20_Paragraph_20_Font"><text:span text:style-name="T16"> </text:span></text:span></text:p>
        </text:list-item>
      </text:list>
      <text:p text:style-name="P1"><text:span text:style-name="div_5f_document_5f_div_5f_sectiontitle"><text:span text:style-name="T12">Accomplishments <text:s text:c="2"/></text:span></text:span><text:span text:style-name="Default_20_Paragraph_20_Font"><text:span text:style-name="T15"><text:s/><text:tab/></text:span></text:span></text:p>
      <text:list text:style-name="L24">
        <text:list-item>
          <text:p text:style-name="P25">Employee of the Month Dec. 2019, Chili's Grill and Bar in Longview, Tx</text:p>
        </text:list-item>
        <text:list-item>
          <text:p text:style-name="P33"><text:span text:style-name="Default_20_Paragraph_20_Font"><text:span text:style-name="T1">Director of Advancing Play and Best Technical Crew, 2022 UIL Theatre Competition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alatino" svg:font-family="Palatino" style:font-family-generic="system" style:font-pitch="variable"/>
    <style:font-face style:name="Palatino Linotype" svg:font-family="'Palatino Linotype'" style:font-family-generic="roman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28in" svg:stroke-color="#1c334e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fo:font-weight="bold" style:letter-kerning="tru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fo:font-weight="bold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style:line-height-at-least="0.1665in" fo:hyphenation-ladder-count="no-limit" style:vertical-align="baselin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div_5f_document" style:display-name="div_document" style:family="paragraph" style:parent-style-name="Normal">
      <style:paragraph-properties style:line-height-at-least="0.1807in" fo:hyphenation-ladder-count="no-limit"/>
      <style:text-properties fo:color="#4a4a4a" loext:opacity="100%" fo:hyphenate="false" loext:hyphenation-no-caps="false" loext:hyphenation-no-last-word="false" loext:hyphenation-word-char-count="no-limit" loext:hyphenation-zone="no-limit"/>
    </style:style>
    <style:style style:name="div_5f_document_5f_div_5f_firstsection" style:display-name="div_document_div_firstsection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ap-btn-hidden" style:family="paragraph" style:parent-style-name="Normal">
      <style:paragraph-properties fo:hyphenation-ladder-count="no-limit"/>
      <style:text-properties text:display="none" fo:hyphenate="false" loext:hyphenation-no-caps="false" loext:hyphenation-no-last-word="false" loext:hyphenation-word-char-count="no-limit" loext:hyphenation-zone="no-limit"/>
    </style:style>
    <style:style style:name="div_5f_document_5f_div_5f_paragraph" style:display-name="div_document_div_paragraph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name" style:display-name="div_name" style:family="paragraph" style:parent-style-name="div">
      <style:paragraph-properties style:line-height-at-least="0.4445in" fo:text-align="center" style:justify-single-word="false" fo:hyphenation-ladder-count="no-limit"/>
      <style:text-properties fo:text-transform="uppercase" fo:color="#2c806e" loext:opacity="100%" fo:font-size="26pt" fo:font-weight="bold" style:font-size-asian="26pt" style:font-weight-asian="bold" style:font-size-complex="26pt" style:font-weight-complex="bold" fo:hyphenate="false" loext:hyphenation-no-caps="false" loext:hyphenation-no-last-word="false" loext:hyphenation-word-char-count="no-limit" loext:hyphenation-zone="no-limit"/>
    </style:style>
    <style:style style:name="div_5f_document_5f_div_5f_SECTION_5f_CNTC" style:display-name="div_document_div_SECTION_CNTC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address" style:display-name="div_address" style:family="paragraph" style:parent-style-name="div">
      <style:paragraph-properties style:line-height-at-least="0.1807in" fo:text-align="center" style:justify-single-word="false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div_5f_document_5f_SECTION_5f_CNTC_20__2b__20_section_5f_not_28_.btnlnk_29_" style:display-name="div_document_SECTION_CNTC + section_not(.btnlnk)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document_5f_heading" style:display-name="div_document_heading" style:family="paragraph" style:parent-style-name="Normal">
      <style:paragraph-properties fo:hyphenation-ladder-count="no-limit" fo:padding-left="0in" fo:padding-right="0in" fo:padding-top="0in" fo:padding-bottom="0.1665in" fo:border="none" style:shadow="none"/>
      <style:text-properties fo:hyphenate="false" loext:hyphenation-no-caps="false" loext:hyphenation-no-last-word="false" loext:hyphenation-word-char-count="no-limit" loext:hyphenation-zone="no-limit"/>
    </style:style>
    <style:style style:name="div_5f_document_5f_singlecolumn" style:display-name="div_document_singlecolumn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document_5f_section" style:display-name="div_document_section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document_5f_ul_5f_li" style:display-name="div_document_ul_li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an_5f_dates_5f_wrapper_20_Paragraph" style:display-name="span_dates_wrapper Paragraph" style:family="paragraph" style:parent-style-name="span_20_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an_20_Paragraph" style:display-name="span Paragraph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an_5f_paddedline" style:display-name="span_paddedline" style:family="paragraph" style:parent-style-name="span_20_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document_5f_parlrColmn_5f_singlecolumn_5f_ul_5f_li" style:display-name="div_document_parlrColmn_singlecolumn_ul_li" style:family="paragraph" style:parent-style-name="Normal">
      <style:paragraph-properties fo:hyphenation-ladder-count="no-limit" fo:padding-left="0in" fo:padding-right="0in" fo:padding-top="0in" fo:padding-bottom="0.028in" fo:border="none" style:shadow="none"/>
      <style:text-properties fo:hyphenate="false" loext:hyphenation-no-caps="false" loext:hyphenation-no-last-word="false" loext:hyphenation-word-char-count="no-limit" loext:hyphenation-zone="no-limit"/>
    </style:style>
    <style:style style:name="document_5f_langSec_5f_singlecolumn" style:display-name="document_langSec_singlecolumn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ocument_5f_sliced-rect" style:display-name="document_sliced-rect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pan" style:family="text" style:parent-style-name="Default_20_Paragraph_20_Font">
      <style:text-properties style:text-position="0% 100%" fo:font-size="12pt" style:font-size-asian="12pt" style:font-size-complex="12pt"/>
    </style:style>
    <style:style style:name="sprtr" style:family="text" style:parent-style-name="Default_20_Paragraph_20_Font"/>
    <style:style style:name="div_5f_document_5f_div_5f_sectiontitle" style:display-name="div_document_div_sectiontitle" style:family="text" style:parent-style-name="Default_20_Paragraph_20_Font">
      <style:text-properties fo:color="#2c806e" loext:opacity="100%" fo:font-size="12pt" fo:font-weight="bold" style:font-size-asian="12pt" style:font-weight-asian="bold" style:font-size-complex="12pt" style:font-weight-complex="bold"/>
    </style:style>
    <style:style style:name="span_5f_dates_5f_wrapper" style:display-name="span_dates_wrapper" style:family="text" style:parent-style-name="span">
      <style:text-properties style:text-position="0% 100%" fo:font-size="12pt" style:font-size-asian="12pt" style:font-size-complex="12pt"/>
    </style:style>
    <style:style style:name="jobtitle" style:family="text" style:parent-style-name="Default_20_Paragraph_20_Font">
      <style:text-properties fo:font-weight="bold" style:font-weight-asian="bold" style:font-weight-complex="bold"/>
    </style:style>
    <style:style style:name="div_5f_document_5f_parlrColmn_5f_singlecolumn" style:display-name="div_document_parlrColmn_singlecolumn" style:family="text" style:parent-style-name="Default_20_Paragraph_20_Font"/>
    <style:style style:name="singlecolumn_5f_span_5f_paddedline_5f_nth-child_28_1_29_" style:display-name="singlecolumn_span_paddedline_nth-child(1)" style:family="text" style:parent-style-name="Default_20_Paragraph_20_Font"/>
    <style:style style:name="degree" style:family="text" style:parent-style-name="Default_20_Paragraph_20_Font">
      <style:text-properties fo:font-weight="bold" style:font-weight-asian="bold" style:font-weight-complex="bold"/>
    </style:style>
    <style:style style:name="document_5f_langSec_5f_paragraph" style:display-name="document_langSec_paragraph" style:family="text" style:parent-style-name="Default_20_Paragraph_20_Font"/>
    <style:style style:name="document_5f_langSec_5f_firstparagraph_5f_field" style:display-name="document_langSec_firstparagraph_field" style:family="text" style:parent-style-name="Default_20_Paragraph_20_Font"/>
    <style:style style:name="document_5f_langSec_5f_field_5f_any" style:display-name="document_langSec_field_any" style:family="text" style:parent-style-name="Default_20_Paragraph_20_Font"/>
    <style:style style:name="document_5f_sliced-rect_20_Character" style:display-name="document_sliced-rect Character" style:family="text" style:parent-style-name="Default_20_Paragraph_20_Fon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472in" fo:margin-bottom="0.3472in" fo:margin-left="0.4862in" fo:margin-right="0.4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MacOSX_AARCH64 LibreOffice_project/d97b2716a9a4a2ce1391dee1765565ea469b0ae7</meta:generator>
    <dc:title>Jace Sturgill</dc:title>
    <meta:creation-date>2024-09-03T17:41:00Z</meta:creation-date>
    <dc:date>2024-09-03T13:19:32.704359367</dc:date>
    <meta:editing-cycles>4</meta:editing-cycles>
    <meta:editing-duration>PT38M37S</meta:editing-duration>
    <meta:document-statistic meta:table-count="8" meta:image-count="4" meta:object-count="0" meta:page-count="3" meta:paragraph-count="100" meta:word-count="783" meta:character-count="5883" meta:non-whitespace-character-count="5183"/>
    <meta:user-defined meta:name="HRJ_IDENTIFIER">1760275e-c257-40b2-93ba-5930714c9a96</meta:user-defined>
    <meta:user-defined meta:name="x1ye=0">+GoAAB+LCAAAAAAABAAUm7WWrUAUBT+IAJcJsYu7k+Huztc/XjLZXUPT59SuPQJBKMfzKEqi2A9lcIqCUYJDWBjBYZKhSRoR2DLzGkz+ywLnWOZYDr3CMdZDuJdsio5Vm990GzP8sSeofVQLB4hlZXt4lrPV2TGE9mDcKy0DhA+iFqdHBQNzAYzpIKz9aKL5GgFm+W2Ua/p1QfCkJnv5D6E18EhHUw+CA5B3zBbMUUHswpV0t3CNuSLBq3a7E8B</meta:user-defined>
    <meta:user-defined meta:name="x1ye=1">1HKHf3GzB/Ma63tUsYchWyZn7JsNXlr3RE56N362MZdo9wgENHN7JrRjIGp5Jr9jHjLqeOCIVfe7waLOZDVz6Nb/6+2ByflHJ2xSyjMK/isl6r52mSo+d6Lz5THQCdH3leGVbppH6lzWhyHbUv0SJ/h4qvEi5WW7YlWDrUroqCY4fxkt823GKIJ8umc/HVtJWsg9M4po2eb2boXU0i00vFv68TLxUR3wfN2wi765cEVdNb1O7WNmeAobT5UoDZj</meta:user-defined>
    <meta:user-defined meta:name="x1ye=10">gDNpX2rw5THvESkqt5mezspVEu66qIR3TYbVpIhSwl/3T5Mx9jM1QU5ZMVrARVnYUDd5UId9CpggX1/sENIynmbsaJij3oPQO2svEVMdt/HgXObg+WSoukn5jEptGHUR3MvhzHNa0j3msC+AzgUW2gCDGbqpbAXefML6PTxePoSTts+ezEPzAkvjX2dQ28RxMI9+0A5mm/n+YRO45sd+M5jz/aX1a3aoUskn5c/QObDOZNIn832H9gaQxekq5ZE</meta:user-defined>
    <meta:user-defined meta:name="x1ye=100" meta:value-type="string">pTWQWCIoe8bTDZz2O5eLI+8tHBvrnp6doYYHwukOn1WMfVZkUVKuWvU4nLJ5NfrllDLdqc5RBouJ8sYgSIRzrD1JW/wg/qfwsQzgefOEyNEf8Q2wqj08ddoN5Lp5JmkPBfY7M6Q6O/A7xwj7w5cQv3j+Fp6F/3tU8ga1uIdwF+Vw+dIPoKtzuhWLYbBCTaI0Mu4mLOF1fAjGGErZczL26xkXkv81/x4tVy6eqW3bC8wawKbysZE1fHtPLLWNUBs</meta:user-defined>
    <meta:user-defined meta:name="x1ye=101" meta:value-type="string">QAGoLDQcEtvL+ILxlnCBXo/in/gEXVadkkPHcYJV5NJlg65y4zBeeUz+X8VjYJPU/ChcfgC3v6nRPPzkkf/s17gDKW+zaXtUvzgk69jI+bs6mfli5++QjQC0BHkdxBT6MitC7WuvrppTR01MrwJDt8rU6QaQZf7hHPHWUx7MYXnB7GsV9cnFCtmqVn0fC99m3JSrkc3H3iJhwGtNV5BufmHkolJ3HIkqLfQymOXCSh6WhoPbDiRfMwRMHFZHD9B</meta:user-defined>
    <meta:user-defined meta:name="x1ye=102" meta:value-type="string">/xJ2i8IxgH/SCm3L3QHhsR/NB+zywQSPspzYjuN3KXlDSLqo3kg0ixGAdenDQA+CT2b4dZGc277XNZhBdo1UMfdGTdfsYdhN4Opz7Ekcq8nkqWRFhIoj7qWUtI+Ixi/HXeLiu17GFCpRozHxsVjW56yqs0QyxHf+l0MTUTsx77vVEcFNK8Hjv1vJoPJMnnCwNAl/Qh0kbrCN2JmFb+bJZyLnQsdLvPGBkMbbSI4L4w+Sb/I+gTxlQ/rT46x9AJE</meta:user-defined>
    <meta:user-defined meta:name="x1ye=103" meta:value-type="string">V6A6eCgoO+x1a+N/Gp/LQQ2AJUZcZlNz+zpTSfecJB1Zd40BiX+glZiAmtv0w/8Xt4d4FiE1lhJaocrkNjrpTldvHjFthqod8WSipKgteBuwnB7cBOnlBk1DEmCvIgqdaQIyoJ9414Tug99FT/t78dj3J1dnCDTKidEIXAxKn4Td0Rihyz+dOYD92HSBui8x2jLA4uUHBXwwEp0gCbW/fiWelUTd8LqNZDFV32BLapp5OWmIDV9z5CZv7TcVxFl</meta:user-defined>
    <meta:user-defined meta:name="x1ye=104" meta:value-type="string">74zm6OpL3+wX8Ff2HI9ZSMrMmN3sM39ToBqkH+8hI//tTHPId+PTS/DLR9hgFUoG3jKSmDmDV8Rj8bbn0fVj+3L9HDjQl1ExyuSHo2w/XqU8QeRFmRsA756bpcSarhALBzInqc+sufi0Pxs4JhXd6bPawZjlq1N9/criL3oJv1t9UqOErNtIdGyY8HXrEvXkLTyl9LaXWyVNPDBp/6eogPrtTopQ3JSXRMrjfAL/ui8/2/MpvpjNgpNNPWOIajV</meta:user-defined>
    <meta:user-defined meta:name="x1ye=105" meta:value-type="string">R0xtHbVqktJTcyzbXegGr31QKFVI7glzK9ZmLW/PnxtMpGrGPqjymFkKj3q4fKPkkBMRg8yHGn3otMfpYiL6YLit+ouPupTNrGzQCeBzTMIaenCTq/7ZPStwRUwE+SmQU/qyaBgEe/sY3s6Eidhy17U4WW4vghBhtHxYZYPTCKDHkAQ7zdGVv/XWt+BnMB4rI3OcHEh4ITrpHcqMi1XuANJ/3ZWCwNrpPUmuJg6bSH88Z/F62MR7wn23Ox+/QX9</meta:user-defined>
    <meta:user-defined meta:name="x1ye=106" meta:value-type="string">5HcoCL1c3lQ6tp/8Jlp5eekzflKL3UivyyIW/jJfEY2UUubd3x8OQyCVEzm0Q3Q0eBE3SglgMOLIfLn2n9ACcGrxjoDMXyBvmbbOd5f54YC9zaBPy0jJ+WBRTKk23/9uMvINVBWN2MglcecTuyLrFaLj+Rg3E/KAcX8DuuC0Os8vW4KCogiYo8xj7WWn7aurxldJ7H5ATGedkfi2MpxhZHkgC3UJgdl9M0fSjXmjK2No+7I6oZ79uQO9lTSvcKq</meta:user-defined>
    <meta:user-defined meta:name="x1ye=107" meta:value-type="string">4JyX5Q+NFkPqGMPXpuW1rwlsm16BFZ8TYcJwhr2hh4TgsLa4hURVnGF43M3XT9GEjZA//60546vbhRMzJB2hYEC3E/vqP2NOiW85ZwlA69WmuAkYzep2CAZcVeYjdkeMZ1yY60v1aJaVU3co7N35kvr2UKON+5yJh4npZXTfL8r5okK1rnWij3voN2sVT29RlCin2sLxcn8tmDBHE4x5yvCQkKKNOEFRNLsxSYLEsX+7CvzmzkK1IpgFAg2DFh/</meta:user-defined>
    <meta:user-defined meta:name="x1ye=108" meta:value-type="string">hfGdhiddd+QFlPd1G3v/IxFP1PpBQ2feGH0x07i+wpdQ0WmXHNh414WFxR6uonGvG/JSElTJ5X7IvAG/bdfqC2OLkK9biUZIe6gOskto+VYqx/sPwkyDS5kdQlMNTRrh85z//v0H9QqrPvhqAAA=</meta:user-defined>
    <meta:user-defined meta:name="x1ye=11" meta:value-type="string">kGoJqdZhWF+TTu9FvTruVRslyDrqtsDzCQ+EHaUxjMsTzEf72ajBGgBhTPsozV7RQ5gm7L/7C2wnM06h29oGRj7dcTxl3OGwajvkFn3I+B0S/b492HbwscfMPyZchCvMFkRihA5Dr4kowM4nbzu2OiagxhikxXO43lkTVgFsgtzJ51kKZHRhkRd1LmvxC8UTxPb1vio7odJE+/W+xTNaNIeurRJT2qBWdV3HF5yNUFE2USlMQ1AsP3t/ni33jHj</meta:user-defined>
    <meta:user-defined meta:name="x1ye=12" meta:value-type="string">to8OqxvTYT/WplfOZpUxQMyFkbHv0pYYWdhTr+LnidR+qXcFKJXjFpDWsXwN7i71Z53GE/lN+KfovqKnqClJEjLnlec85jVFkqaMEL1UQujnbU+rOxldeOLsgbmSvTfN+A8kqHSjiwMyLz/+Aw2BM8Afl+zN1J/9PFIwxtceIpLrVf/FXuo0IP9novRcnQnMwpWfQbmwHvcf+ElOUBKvt95xkctp2PtiW2wvOWDZQCo18ho74M39IPkQMC12gi1</meta:user-defined>
    <meta:user-defined meta:name="x1ye=13" meta:value-type="string">24DzNDjaYeGE7DLZgmxcYoy3N5ZGv6Zt9pDZPq0eCfbTsXgQ8yXokNwzSxgspn1jNE33eruWB256Q1Koem7Z4pkkWjYkfjyJfan6WSlcFWX8n3w/vR5lQQ3sDs+oqAoiCTZxRCOejMglHI49/twbxV/4WLbP7LUXbCrXMzr41n/XUxXbCfNdpOC3ELIN73Hc1esaJ56a1EbEy15Uw9myxnXt6PqOTnVAC4N9MCRtgVO1pybefKZgzpVb3lBHdNO</meta:user-defined>
    <meta:user-defined meta:name="x1ye=14" meta:value-type="string">DYDgbC15X8pezaBlm1K6QnJSRlXCFiSTrFj+KOOqyrWjEXVDXISzlPQSk2pRrNBDlrxEjpltHoLmivW4GRAmiPsYVJcTcDf8AMBfmvfZyXDc7GX21br31gVWP+ZwuqaYoMk+8w0/joMOyX5DSFXubx4gBcMDS5yDoiH1Tzr00eAOWIkCoe/NAJ92XSSu1BxHGExtsoh/3r50lHyUEtYcv0YJLU2FrsBaotBd+KKZPGjYWwmQ0DmJZW3FAJtSKJl</meta:user-defined>
    <meta:user-defined meta:name="x1ye=15" meta:value-type="string">Zu6f6aXd87fBwORpgwMcgUM4Ch07Mk2N8AijFgKSIyRHbo79kQzHkPHxc5rkEOzUUFfiUYzIP22HIxyrkKikBPrRyMrsAywNeR12rx+9VSo9NcCNhEMBOa78betJkwgnKtkRtg8LCFpF+fX7Gf5d1UijuLL2YAJpSakuLUu3SKLqNP9qS5zBNlU1m/2SKOjQAMhRZ/ATPtx+1rx2TgQwL+Hn2UjC5eR/vsStZ3cJxRF5WiO495Oqm97rI3+7qG+</meta:user-defined>
    <meta:user-defined meta:name="x1ye=16" meta:value-type="string">wqzXE4jTM6HFbuKXA+lvBvI0mBYVtdNTExauZe4026y/sZDgkh6zmFpQIDNeSwlnvdGADr7Wry9G3hvokCf8NT98aq2ANgGL0LG/sK5zRG+9Wvn9cr47/F2NS4+HNL8A/2gqYfeTg7She/6sRXEjVMGkqV0cTIaeYlnnBiGl9wSung+UZ7yD/ikrLA7XduKO+WsatZ4hnyqkwO4wY5/lsmUPLgIblww7P/J6MLV769SZLhthfzFIxGqMSSo6f1X</meta:user-defined>
    <meta:user-defined meta:name="x1ye=17" meta:value-type="string">Dez7/DhtnLYOAj1QFZ/RfaIEEAG8JU9BKYFEi0Ds4cOc4kqVA7lqxe9v4vqj+Tc6GWb5a0/K+Hijo77WvzcuQnEkNd+XekqSQYi+E4VGi9tbMeQBuWUBfm5+UAOBEDXgzmeAEiQRSLdHDtCwK3JHzSrBHsXTqU1YcIiqtnkBRJs8awW6PJNtroQgbsrBdf5mcUoX9nBW6sQfi8tQmsj/0yBbaMHwkwfzAJ/TcK5tUjX6vxziRbC0E2uxT1QST4r</meta:user-defined>
    <meta:user-defined meta:name="x1ye=18" meta:value-type="string">agYM6TXhNR19gcmkfU2GB5tIpRcZS0GlEThJfCP95isYra1EIsE2Rf1Ulb2sqkg2ydmvI6VQHUQMeLip/1YiFy6sgQeQ/49Z2YrGbgpqTUpZbR9TPUZIvEYu5gB9avnYDwU2/9y1HMEFtnmfa5MFgNXaDjM3WJvMZZ3TVo3j12MPGPUeqcYXs9xvgQr9C5N5sQcZecxWqVtZJ8wqYer7iVFCABc8xccA84U9qP6NrwqKvexFsrSxtEGQhR0YUXJ</meta:user-defined>
    <meta:user-defined meta:name="x1ye=19" meta:value-type="string">lwuustlgSrzZ3BJTNJpazF65FAZm0JhGz/SwwD0d7+NXMdvOU0ZSrdm3MAHcadh/Z2kysZjWIWR5CqLYYsOGpt1j8l1WWtI6t6D9NfY35MXJObajetvGcaWmASAYhgCNNdgDDOrYYA0VwWBEqnlO78VUTIqy+CfxhOOHpoWPf9twt8aEBJPKtVHEiqey8bufAlcPoMHHm0kClfrx52T6wMccq6TbYuP4ePWkaIqbyqFXWOi1LW4BI2yfYU36sK6</meta:user-defined>
    <meta:user-defined meta:name="x1ye=2" meta:value-type="string">xdyRyRH9X/lV3i+I4nnroc/B1e7iF/dl6LZU2+12sv4+xfPoZy3dX6jf6m6zOcHQqq0sB67i2Vp87Z1SWBAQYfCoSELru5RRYKyB3/6Yi9mc4TLj3Fcl6/gvjK/GbXrfGXjjmiZnlFk+OimtllVjdKbHriBo8dry9vU5jElBghZlrURPvRuzqZ8HG3ONNf9KC0mlt3FR6FLs5jhVxGLCEtVv8k3HQbk+/Sm8Ig1g2lLZ7R6bB6NCrIJq8Xa+/SU</meta:user-defined>
    <meta:user-defined meta:name="x1ye=20" meta:value-type="string">cN3KoqyTc28CMxzK735fASnXLuZTxMw5RJxlCohvGuOP0rSZ68WYYa4mMXtQgcxf5kAHR/coEgeEmvrUIHDi8MR7GQBk4KG1qPD7biQIdGFTz3EF22msl9OSPQ+qMlqRkik2gqSICtixIfCulWdpK3Fy3mEYGurOezGUZjvx6NH8940QUp4/tbWANO3+5CoPmj66daWXj11ihGenEUEAaPAvSNL5d1ZaQQARqKFYmvHZfqiIKrA3MsEZT/4wj8c</meta:user-defined>
    <meta:user-defined meta:name="x1ye=21" meta:value-type="string">Kv5drmuNQ5KPiDimzdOxyu/KAdbmrRMf9HsOp66J9cfJsm7jTqSntrfCkYJPUhWyoVOyuwlh3lh5n9ZIr5ldltfclyEnX97i15CT9ma/sH+3lCDZFrQH9KTDuWfeizc2bH4NgM4FsR4I7BW1fnuhA/R4FDKU9kuxFaJ49WaUlEPuaMN1aV7njP4b3rPsZHF5Y+NGqE6i8wXYf4t/2yU9TdsmjdJSVWRzlyJJ2QBsh4Cuodc75875n4GlibcF76z</meta:user-defined>
    <meta:user-defined meta:name="x1ye=22" meta:value-type="string">MSDW7DFG4KNCjEHvpT+ENGb3kEs1T0JY+UuarnMU2KrZj8549cBFqoyKqsoS0P9L9iFjgIXIe6AHAr8y9LhrYBVf+kVlnuwKvG7g+nd9eVSrBCyE883M4hqMdLYSQhtCGPwhbW3qTeCQjMnPPtUVJZw/pMG60udktF9jp4q8waw+qvnFaTIXym6jE4hY3MXbKNTXUW1oYYH6DjCfjwqImw54mCkzR8EacHK1oT9HCU5DP6qMoDxjfFT9R2FcHqb</meta:user-defined>
    <meta:user-defined meta:name="x1ye=23" meta:value-type="string">s0aJ15DvqWLn7Ene61+5KoOEDeNu+LV6/a0jF2HYicg1rpcBpJ50fU6zcVVStj5RrM8KkkSICn5aAPXvDN1GqW/Q3kbIr4yPe+K7vdbRlaViN62ZjzMdagoiHG9BJ0vo9CRhCItJVvcJ0+kD+fSslCnfIiidrVi/dA9LXvXQnm32JU78fhCRMesQd32MCCVWBPyLZXsAEGZuydGRBv/a/evj2llVTDwbtJ/zGUnng5jcMXzAOi6ql/9Vj//qaaw</meta:user-defined>
    <meta:user-defined meta:name="x1ye=24" meta:value-type="string">YnNPJswiCT5Zrzx4uyOXUA7kMWv5pncy7lUC2SZrbM1z1K1HrPXXgbBuU/iO/EOceKuxSIOiibPnJK3YPwtM2c6L3iUww0AuOS0Wa9anR1Vik5L8myqmHyYzaTQHC/Q8FpcvVaCjYSWmCpYxK0sa/jOM2V1g7U+BohBRdm4yKor8W8tq65at1Te2HlOJdwjEDxqTcJ3Emrm9uFxjbfN4LAalk4zfRfIMm3yVPiMi41DTRtSdbA5lw7a9A0VJa58</meta:user-defined>
    <meta:user-defined meta:name="x1ye=25" meta:value-type="string">PhyE2PKYjxVbE9/n8F+AjDkL/+iKOeOgO+yvo4BNxNWyuC1tjTBh3dD2E3i/dNPwk32ow5EVH2BZXmpExV6EYaBoAt+CF3j+aDXdrUgfnxKcqJeCw+lIDWQdbENh6CYu9UyDdFaOrAebBvtbzRQ8axxhjLlBNzXukXpG45m2BG0QAMJHDMn8asUgMvih3646TE4j+cK/I7YB1tP6CIrA9cGD+5vKx+yyhgBwHXXsMpDoaG+rTnSAzZpyFzLMeo9</meta:user-defined>
    <meta:user-defined meta:name="x1ye=26" meta:value-type="string">+SwQu8VOVDqh0nWwC170SWwBkA69ISnTjPtESs4Mb4d2hTuxpYwGgUnlmWHz681iznbsLFkzuNp7eDY4dJMEmZP65AcwcuIqDoWJCbaoxMtlwdgK/MpPr2l+SjHwx5QUF/XwzKSHOavpPgOFAPWht0tjZYMfvo6c+rcGrR1trbXMykKnReRM3kx1tNBnJA581Sd6/XfpkO2cBgM/EExuuHPZQY/K3NK50NcVrrgFfbKynHaBMP/dsglRchj5Q8Y</meta:user-defined>
    <meta:user-defined meta:name="x1ye=27" meta:value-type="string">65+nfLg/PvWGvvUo1SyfS/4U5EwkO7PUMVLIpA/pH8Hao0Sd1ymCGy/ZW0ALXd4nh144W88ZWca64iu3uElTirB9D5h27Pmfro6aDODhSN+UsH3TstX/gvhUT59G8vjslmqVvQbVOM2vKHlx6c3Gl3liH+1vhiMCi66SS/HlhIZXUK0JDyS9U0xPlNZBLpBX1OPP7Aj3opcQ1FoINyNB6BpNO1ljlcJzfGLsDtof17Yg2sM6HKIthkWfM//O5HV</meta:user-defined>
    <meta:user-defined meta:name="x1ye=28" meta:value-type="string">ORKbR2OzZKdYiXCl7HvP7WlzUsc/mBUKuI8I84hhmxDQ/dXupfJImO5aSXDk2J1xdG4GYFCwq3O03wwx48OjDgjr9tOQKwuwreFYu1+Ev0lv7Lah4DLj7K2x9+E6nVdUPcYc6h6x9Mq58JP125YGNAzvCPfMhcz271jNf0PjLCWZxvPfr5mpTq3/mBi8OKp8nsSQyEyzO8w6k0k3eKb0bsr9/djC5r1OCYMBRtXIvRfPPw2EZvJTFR0yJIRstV9</meta:user-defined>
    <meta:user-defined meta:name="x1ye=29" meta:value-type="string">XEInKAD+0ROBqJ8xcq4rPMO99n3/1UNAopo20IwdGvitqx0iZfc/8sX9hZnj9VvPGlb272IdqfedU2hDQnd1WH+vAq5jp6h7GoW8VHFSMP7Etg99xgFeTQwVN/JuKfLP580ok73GLt13qc76FlYRIAKtXTXsEzzUhDazodqEUs18urhSR1ex6xHn1izQ0lRGKzUZnbH6ddyH+oJr9RuoatPX1LXibg/DXb1CCJOHslbLY8yj98QbFm1OycqZsyN</meta:user-defined>
    <meta:user-defined meta:name="x1ye=3" meta:value-type="string">RSXdcMMMjfG/rHh1Ob30yCJelYrkbacSQ0dwQtpNZj8i8tJJbQJ5vcDBXR7A3U7WEEYkzUNcu4hZ1liaKoisyZn0Ee+j6MoVsSaTVgtgwdKt3LkaIyC6BgGSw/FpPVWtmzArfHP43/D/fMe7yhTCAeK+NKhaI9Mc3aNKuSO9YFHQ7+MFoYURkmMW0Rg/Dt5qXg9G81BFskZUD8ghPu80UEY/BSmHl3YMwmOkwnONmLbmUWVhs6/3E5q1RofpIDx</meta:user-defined>
    <meta:user-defined meta:name="x1ye=30" meta:value-type="string">vrA5QBovSt/XG0gz/e//GNOQWHOHNC1/89HuozFsZh0dyYym248ddxFOq3VhTQgVK0r3NZIBXzoUc5BbNAei7ZwzGJnGkihfbCJRzs6PrqAVhAqBSbwK+zKAJEeorIzlPnHGxbGsZlfIX0lzx8rD9N5zvlmy1gLhooOh8rMriPoMDESyxqCmXan972zJcYJ8atSMgAtgz4NN8TTv8n5dLvxBIIIk4+im4eqKS+/HNv4PKXJKfUMmFV66v+fY1Ij</meta:user-defined>
    <meta:user-defined meta:name="x1ye=31" meta:value-type="string">ozZkwn4q4WZ+M8neEKjeVQSbMWeBpHOl/3JZhTy+PG0tFv6uzG8OrgOtBJ33iOM0bU3QvvfxVbTTmoWrklPdsxCnZumRIardyCExIDf2CBN18tPeBA5/kvVJK+/pPDWvz2wZ2f7O3qAJ3ZBxzWObIg/QUuQ/hZujMCW+6mNIrOdCIUZBEduDZDtkRfzdMpGUYK4HkQMKMfqOEiI6q3v8HlhdFRid9xh8yca7DikWRtOu7J9OmVsFQSQgIfA7wF8</meta:user-defined>
    <meta:user-defined meta:name="x1ye=32" meta:value-type="string">ayRVOf6cKNfh4TSvDV94NUjYkNlTbdj7Rz7rf2EVV439verZ5eC/5OOp4Fut9xUOMQK/ecdgrNIUFaRZJM+WeSGzaDe+d204K9kLJd9D/MqmKRj8ooOCQ40ZjAuRQOcHRPUfPEa+EF/sXX5plTZATp5S2yrizu0Q7gcU1CXJA9CsAXR/aZcEwtkZLT207K1eFKs62yaWcTHTGFYQiX82Z2a7f0cY+tvStEOtUxHBdRjvW6OJu25aqJzQtzADyA+</meta:user-defined>
    <meta:user-defined meta:name="x1ye=33" meta:value-type="string">iNlK9wWv9kL3toYJitkRXldpPlPIRmtPUMORBqqqRNwArHhEb7DrNS21yL3F4oOWWu1D7QTOeS2yac64FEsYKqSbFGH6VhYNLICDzyF71A+1IKqiP4IyE8neM88ujSUQpkql4FP2giZOtJTbVb9TL9KICkojtQLNLZag8dXlvTtyGJ5FlHaa5Bhq1ndxVAK5Ftxhoi5EFkCvZtY7R6MgdLbQ72hAcgwcN6BoK3JQfwVvG/rFch7qsf+l0dG6Imp</meta:user-defined>
    <meta:user-defined meta:name="x1ye=34" meta:value-type="string">OX990QJ5g8JHaX+SWsd/57c/677Bh50yl1Zr95/YGGIfRUqIO7dcA/aQMCzWMjuU5lzCewrY0zZbE6oCVRytO8m/ZdFJrUK6uSzplJgBm4U7I/snGg8Vw1VUAO+8gckLncKi5MiszsHYrmulkk+xUFgJ1rfZW/LmmiJiPfQT6GURGluOLMUfc7yLppTsMfw2cH3CX9AzKiK6o7OGsPM8DHnit3LeFI5XgjxNF4q8hpGyHJD1vn5I+2jTZgQf9yS</meta:user-defined>
    <meta:user-defined meta:name="x1ye=35" meta:value-type="string">9Ljo326SLHIx+CSzIphIBx+6HuIVcYblEZg7cIZzkt9Pb6h4aI4Af2XAeBT3ze0AQqU+Af614YrxdoG5j8Yc/Twt+Je3rzk1fyhPxAbPQkentxAhi9yw/f9dl0z5xrYGyH4ey12Ml79wY2YeeA7WLlfL0eX/w1ldcwyHBEoKgulBFPcQmRFygvg/gcwTIDWqp2bqPOkkL51wMlYf36Bkeqc/nrTHo67HH8ubf3RsSA77QLbN5DxA8j8FrBWgt5J</meta:user-defined>
    <meta:user-defined meta:name="x1ye=36" meta:value-type="string">78evJOaJZVVIAueI5oF8nte1PQEZZg5MnGEphhrPbAG2fmSN2vNYgrnpp6nXYez2QPQB/kKMbnRJ9qn0I9KsSfyiPq5AN+6HG5feu9ziY0lNHUp3uUozHkBpTOrCIFFz6BSEBvZ3/u2TaCliaYiyf5qLWos+cilbG3oKyFWCpXfg9jnhgGIL+qkDwhuHGVlOu/7cKBZsutrhFZLpGpbISqfPPnJoTbznPYjovCpssB8lsdkHDeqwKXT+GO9O6RW</meta:user-defined>
    <meta:user-defined meta:name="x1ye=37" meta:value-type="string">Z658IhKuEvyTaiOFCyUEB/3FBaB5d5sUk6Wklwp+7LSZK0x0wo2JJMoHING6hcC7pkLRO98eH2mcx0hrSRjIbmF07rvPEbu/wIzRaV7mnF0WDMciIQYuSl6JE6UkiHpCoTijElvcGSvNqFyb9ITt3I3pl/hILtJn851uYOh/pimidjonnbEBMGPMLZJhxHO89x30D34YK/0Q0jCL2sReonDqoUJeQzBczMTlyYUjQxFPcB8Rdf9zkU9s9zfkIKR</meta:user-defined>
    <meta:user-defined meta:name="x1ye=38" meta:value-type="string">BbvCEuxq4n1aOaXxBlPCLSn4UjFX1sn6Nk3rs3+eMUBjfU18YU6EQSa4WubbiFw+4crtt1ze3ULwH/Ds99xnH/U7+LNTeb8u9WaRm3nycSNLQNLnL6OJKQeXY+ECdtlJh4jrEWi7gmcUOO+fUE6uKj7xydp/YWz3t2jgJUGfoxlAmGbHuDXn84f2kOsQAt+Ht61h0/dsN4Sylwope8B3OSK3JJovHiNC5HmAgN6E8H500pV515zPZH4etKGDpYH</meta:user-defined>
    <meta:user-defined meta:name="x1ye=39" meta:value-type="string">LyhSl4PHswsENa/jizRljKeNtt4N9aUk1YDoDzfjX9fu8exihEz9Y9iKRWBfnhm1jUh+jJ3RfWKnz6QTQCL+ndkcru5X9s9Lp1eJlOUajF5+ChwT93KHDE5h1zC4vmTm9Uj0zm95hj4mXop2t8dgE3Iy/eMP/VuilPi79xZ4nyzBqPMZRVg+69OJ391GWSVoGc2L1nrwI7Y6or9gS22IGmAv8xiQJm8Da8cxSv0YC6TPWIcMy1jnYy55gciL/wi</meta:user-defined>
    <meta:user-defined meta:name="x1ye=4" meta:value-type="string">mvx7aOiPq/tM6TPBfQXwEaybSeOUjm+0C1FDzNm7HOpxnMT9gu+3dskWkG3aFml0+Z6PRW6V94lWn6eHnf+4G/zLl6wzVtqcu5AQ+ilxe0ENf3zIGnoy+Pd8FbuBa/HAHJS91D0O8A+TkG5giA+4Yg8Ho+Vf6RqGN+IZvQ647tgmWW+blGIbEorPjl8u7joQfY8iy10rkqj7SN8XMuNwwHA4byHXlCGO95xVqP8y4TAztWbHNhRBVqloYEoC6Lb</meta:user-defined>
    <meta:user-defined meta:name="x1ye=40" meta:value-type="string">Cn9EqbIPdVw/T1gu3M2BH8WooZpA1zzsHEN+b8OkSWFYBCuN/hwP8bgy0YK07I2fT76xO8AG58D6+r5aZs7A95FM3gpG2l+8jv/el0wcHgUf6Ft0maUsVj0EVZU1KIeZFEYgWKyd8xLNP3NUA5EjpMv8cx4MGiRKUKf3j7MjX+rIvxyzusG4YTGF1XifhODGR0DrnCFyT3GBS0qtkQNiA3Uv9VtH7zQfb1p4N5Pp0mQFNJWvW7y1TflP+vBEGjW</meta:user-defined>
    <meta:user-defined meta:name="x1ye=41" meta:value-type="string">JUHaZdC3Jnn4v+6Vbq6wlA6NRpYEUWJQlowNI3PNvdGNJ59wW+SjH4w89lMrs28LW7OQKv1Cg/cx6wt0XCiFLc+S5FhfnNuiGZonxvLj2cpBoeJfGtJOHECHaUFvWeIoub+8XK2KTa2z5TnAK+EajqEIjIuR5zHimABmwJsEgTXu1HvqvIZttzdS+fMsP2oFGJPRp4DQ+AuDp76jWTqqTJvQHZgRZ4LPf/FRYUU6ToFimDq9t0xTroWT5djCDir</meta:user-defined>
    <meta:user-defined meta:name="x1ye=42" meta:value-type="string">Rb1rJv7/MQMK8c76iXEviDmi4/IfL1w8QruDmNv+JCLAZ50M7hAFMmFB5SpRjXvcrmAM8J/vbpwbsFidhxzxJUFX9qJPdE6WaQM+vZ+iQevpjJXlGhUALu0NyT+X3NDxMDvOcqsQx53BYtnbGmm1BjrT8Canxv9gIKbyrcZ/II5KP2r2dqdmp/CK86PUTM0A686LdQX19xZDGXanc88RqMzab5A3TmZh1tF4PKp+c1thQQRN7VDX0Pz06QwIziK</meta:user-defined>
    <meta:user-defined meta:name="x1ye=43" meta:value-type="string">mwTQhusLdjxr0Rw7qXD54R+1/6E8lDcSC81AKHKnsMoHmAfl31hfagbGFOfm0FkdoW2sINqgF7tkDEVOO35q1uWaWSSYwNzwIO17xeppXf9tkmTHYFC2aLhnxIPoENOtRvYramryJ7yk/Vz8vDMAWG8qKr4CI94GGKf0Fyh00/wft7z8g1Wrsw5Drl/1ie4YrfLNJPhO/Uv3ljQPT8yyLLwZwF24ixBhm94Frhx0qpCgDzO5akNq8rtMkcE/PoC</meta:user-defined>
    <meta:user-defined meta:name="x1ye=44" meta:value-type="string">V1iZ8t2oZ2qqW2uPDbw/PfYwb/5tlcrTKkLnVnhBdC01UC7mH0mfedbhep5Ulqis75RIwOTQioYuCdX7NUB6PqicvfyiqzuMzpWixL0UNGDTv9WOVMqPZaJFYj0LsenIU4UPTITCq9CmE/TPChstF4Lx93pth6nSHqnQ2N2wt17Dn+OQzIgFwkMSro97ZHa5D1Qs+1IGWkzMS/WmzYg6OHbSlvn3F2IjbhawcEkoNopzzNIOIXQqxplf15mkXeM</meta:user-defined>
    <meta:user-defined meta:name="x1ye=45" meta:value-type="string">xIzoiGdgQVhWtmxcQgSLmYt+j7LZRdsNbJ+6DtvNRb8FZUl0D2OaGzR//+IBkwGRwB9VWkcgdUKslVHGf3Dp5pGU5WEY5Jd51ChZ7Fp9bzDhDtPj9NRwVGa95hkysNB792TwWI0YRbZk56qbIgUBZmYnGJPaZi137/3fuJmX+OIT7OZ18/N0oq4z++ABS8Yi4YNogLrPYVUM5mYtQVvLQEHahXYgj5FS/YnHA93JTpNGnEuWbT0jQXDIOJJ36el</meta:user-defined>
    <meta:user-defined meta:name="x1ye=46" meta:value-type="string">7yw2crOmos2ptCsd6LvdD8iuZgSHZiwIVEVSLGsTXuxhwyFch/nUzvZLxKH0bFWuuTLwTYyozt4+1areyGP45gV1hQ/YOOyGAnKpmYEiylb2TjE9oIJYpjg73RVC1QnSXdlz9tksLazGhrIhY/upOZt5EaPZ+G3qD5dDPGW1GKnvk5JrnMU72lBkwwYSF/HpGVUk49fKjW9360XGY2Ut4E3tmJ2Or9OTXVs55LDwNlWammME0a8SROWkkvUnqCX</meta:user-defined>
    <meta:user-defined meta:name="x1ye=47" meta:value-type="string">K2FPCjaoAXJNjUBM32VPEEwsBWRsDQ+BaFhZxstV0Ece/bT0K82lF2sJ9N+/ssh5iZJNdX7eQ0eEKGIpxhJoEj8vkOWIF+2Cvn3CYlcXJxgdTx/IJmqh3ql9y5Ujpzv33tBh+vHEJJwGH2MNs63RRbDeiIxJeEQ2J4AMl3S8yA7/oBGvyh7C5cmQA5XC6upRezUDgrzYUcRGQ3h0kNZRrErfdQiKDyj9ijOr1LUTTeReBNxQy9aSBOk4v2VIhkh</meta:user-defined>
    <meta:user-defined meta:name="x1ye=48" meta:value-type="string">Nl+CURjHYf5+A1gqXRZgfzj9SaGg2Vc3J1x8w3HF2Ar4y/pMCNM1y3eFb2tlQCI1Xt9O8kF5Tgn4QixfirDLWrPO8ElNEBuyqM9fQ+yLDiKLzEOPOuR/1bshXOkcrLd3JhJX0/SIgztb4BpVFXJPvqmobj5V4v2dKcgjYcOKyllqdEN+56aj0nrrz1YG8su0Oqxem5PQxMgwO+p0KHaMwjkwYM8JyeE+wWeBUMdUwkmk5GJOnG9NddblXLMlY8S</meta:user-defined>
    <meta:user-defined meta:name="x1ye=49" meta:value-type="string">8cE2qvSM7BBNn1hsil3fgR/qHxwvVo9vpYJt+RX8p0ykXvOtmqIxvtSHTahfYmlfDGAFY8GgJrzK8ZWj2TZ5/ksaqRX1IxBHLCiWUqZZ2TNPHvVpWgyQALYplUtKst7NujN3LBAFYSw9cbZoNf8Li6LZ0vAmwZEWwPd/3y+IEdYILLO5Wf4PgdtdA6AEfxLzYoJyWQEUsZyHX7t2S0FzHHnn9CZlT816WDgylDjWQ2CukP9Y5xN6UqLCrfGXhBn</meta:user-defined>
    <meta:user-defined meta:name="x1ye=5" meta:value-type="string">sEpOs7jZfZn6fFNcXjBg4F8KugrDiOiFzAMp+eeNYRz8F9dinP/C7gT8hsiNaYYefvUBQgPgIaCgBYkhsWDfzCNkodwZIqN6TZewaGoMhgo5Jg190Z7GFfsDHwy5x5vOA7nMNZ8CsX3qQLgGXyphz2nn4LuAFlE0JmnAZ5n+vngnHYftu3Tl9pkGPo8Gwvx7EHbzSR5S/ILepihmh/9Ctr+KVmgua36XVesJTxhYBl4ideOvK04/7gGOIYSD2Bl</meta:user-defined>
    <meta:user-defined meta:name="x1ye=50" meta:value-type="string">dzMjc1x/7ubcC3jeANJNgfwuWktxFLXefWd1qxrUAHI4fj+K9wBhq9gDSWhKxuAKhi9Zm+ok1rdyTK5Ym3tRKzGZ5ygYdD1qbBwlCH4fBbHV58JIpxFXQjUSj70yLNQ26K8ZG4GAu2UnGPhrA8yDFfblwB8c5PeulKuMOyNoI4vEem2l91PU4BJhkHkzrz0MkYEX4z7pgpiHgSpuuB91svUE2UQYGnaA7bRPgLNcHrahUtIVfUxsEDGxITMjHMT</meta:user-defined>
    <meta:user-defined meta:name="x1ye=51" meta:value-type="string">HxJNJDpbmniT7+bZ9EpcecrEYkKbvlAW2IvuBC4ZBvwSgVaUash7/cGloD1A+xTz8s+XJR63qxyai4wvHuB5o/A6Z/EBX1er8b+1pCfdyBgLcjCLtnx1xzHz/aLrtKu85WHppuQzfDipdtwkingTCPBlZ8KaTkUAE2YM8cuJzto8lUz0cMSS94Hhd1VgWtwWqpK+kX4jbpichMVZdF+ZBnCpM3OuHpqwts2OfTZC4TQ/ugwC++5oSod9Z2OKpc1</meta:user-defined>
    <meta:user-defined meta:name="x1ye=52" meta:value-type="string">v7+KL3pGolugrrtapPFV3PByxXCrzW0gsNQMj7PEfIoBCyPq/ibhlIIC32xGinP/d2sZACMCTzuP/Fe7fzbSLNpsbYqsaAmb505cFeC9kFdfU0/li31vPMdXidwZST+fY7zP2GPrePaggVsUABXTort2bo6cVLdB+b2mafflaufEGm0NrJ49w9ntXP/pUNWADRKFWMXGfwbduzDaAO5uCv2LY5DXC89Xw+vhjCmXkTxnvUqSaEjHy8HpK4P2768</meta:user-defined>
    <meta:user-defined meta:name="x1ye=53" meta:value-type="string">cZ33m2N89sOkN2M1NMHjnBPKxNhzf+Hjb+7xzZeIFY9qoMW6kpUCA+T2Fzm1YPHyUNwNORWT4NSLDQ4neXPgeh94ONn7RkfmF8tnMBkyOceupN1jUGuAdmRGV6S0E9/NiLhwwgTDol4eFxX9rJTzE7OdWO36gHm3Hm+Paeqi6tBR9oSD30h+oCCmQUoYQPdakTrY0ozCu/pX5lf/VdveoNWiEa3r/PEeiWK+3S69oruiOYB8N7tKrRkCU3BWZvT</meta:user-defined>
    <meta:user-defined meta:name="x1ye=54" meta:value-type="string">Ss0jZrL35gXf0jHUqZqgl32E0G8uJIZPqVG3kRbLP8jD7CD00KvZLPx7+tspCXin+HlIn2uoKxqxR1e8yVFUKMmbRa3KmGhjrbfaqCXTjggBQty4JyH4bx8+e6sg7sqkyeiMM5/JrKWL/IU3XhBaoKubm3nC9LtcfuHvz3snNTrtsw3JsYKKvU3ab2sDcZyYJhZ6GUGY5JupJjur77LRQz8feAWFhNDjsMTkG7myE5aibVXaPKru1ItdnVlgpOF</meta:user-defined>
    <meta:user-defined meta:name="x1ye=55" meta:value-type="string">cJ0FxiLzTTOrF9bDrVC9+d3V7kZwwRQpyVGMAOrnV63/P9nawPQEWV7kEuLv+sMuTSvO1Ngog96F0hKKPMHTSS0/qqm/as7f/0FBIlg3hc7iQ7kN9IwOUyJFSFyXsLzcl8mj2bBBP9365Ad4M4CHK4vlf2Dn8o4j1WV6WP9QBOCDAAPgfOcavpxf9JUMgiy0Zy90WXt/VwjGeqlZgMyvTLkG3UbdaPVzAi3ZFlvebyB9Z+j+3qvdVTzS7xicNRS</meta:user-defined>
    <meta:user-defined meta:name="x1ye=56" meta:value-type="string">zjIwmrd74MSTngU75iqCTvfIFqVfqDPXz8Kg34p/vck+GaH5oXtKgeD1Ecq1ybJrP8HJEpgRsOWNUiyPubgW8PXl47/B5jVCYkyVm3DLPqtHOlkx4JtuPxIeyO6vxxY8d+38l5OUmQRog3esuflO+xfrwjijo5fSn/z/DOkOlJu8c6YU+PKXV2ydGcEPrv6AzpQUE2Mh8zGAbnrzIWrDjUtOUbNj7Ndjt9ZHn+5H///ZKf8pC8W6e8Eg5cZUVQj</meta:user-defined>
    <meta:user-defined meta:name="x1ye=57" meta:value-type="string">P/L7DQcdudeNWf2xS5dOM+ZeR9i2ghSFDsmwXvG/5Pckf6kEsm4JBX3lPzxjm6QlPrjeHGXZ/WvfXhyaipmjQ1bnZQskJkKXqtl/1h/DMkh9IGqm0fiEFVsWYkye8ru2Dd0M4lrcvxN9iZ9IKgs/NrDG3JrRg21Kxv0Tl0sodNx6QX/zNnoNJ2j5o5u7f3DRMajMDICgN8Eybz2Ad89d7FwGl+JPHpwPiBa2mHevWaGl58x1S+gy94lOZ7K+D3D</meta:user-defined>
    <meta:user-defined meta:name="x1ye=58" meta:value-type="string">NX/WEZfwP0PKb1O1oIKP4kzImgn4pdkuCKiSIG1rCKKcXyHl90ObmQnXCsuYX0QNuS0dQh+4Ri5+6mFj88Ol5GMl2nlkS25KT2FMRHq3Ma6xjw/B/o13+IzQvsKoFTUugue1+Wn5FtzCDu1HpYEPEewD/XEpZgf2M9oks5LNNkSd4u4KNqj7B/o7i0MIUtnGoYIcO8+jS5NyQgcOHRv+56U/1rtKP7k2CqzgrnZyC22au/dt5vvvjq8leNhbwLV</meta:user-defined>
    <meta:user-defined meta:name="x1ye=59" meta:value-type="string">7L8Su3HVswaUSWLW9GGwtgA2whp1hiIeKADxQvwfe6AEQKJvcro92VcEhiXlXOnN+uqmxThqaIiVcVv75xLt04gW+qOIWhdNNme8tnvSdtuHHsYzQqmTdTOzyPN1l5+7J0AzK8xIMFfdG+VRlExK2T+LOc8wuE2zbSJGce2KWlZ8cSwou2qNntcoSqpTk3P5bRDBg2qGXzSILnmXWMnnGvBjpp/DnUm4Mb+Uess+kIcNZGKHdpRw4RlLpgI2VUD</meta:user-defined>
    <meta:user-defined meta:name="x1ye=6" meta:value-type="string">misUodhrOAEzmk4XvhYfNg0WwCPbZ84KUgzGF8KcVAeohzPWIdeSJCcnfyWALdEXZ71U2ykE670hpWKIlq4M/o1BtJkTQKfDWDXHaGRN9CT9xKTYelAyDcPTTuJUQjxEPNbusScOHHkkUxomfUr1SiWkr65Eld8DJMxv8K0c4mLwOhwe6jNnVyUk7MX0/ZtpB65825I+2VdW/DDGksus53XNG62x9PBdQ3+uamIMh+u4UTPs+QASs8MowjQGwbh</meta:user-defined>
    <meta:user-defined meta:name="x1ye=60" meta:value-type="string">izOi5ivS0CxMkA67y8tfkNFzk4PXo6MFvEABvcBCimeQbh1MBZG/RQExVDagt9Sc3mwkow3odoQynWd2Bp5G96LtgJF6Gu8dPXnRs2t+8rugBYMF7MrXOIqKOrXSun7kCEQSDPWSvvb/x1wQmVURPNj7Vi/mRchTwbePTWep7wV9HNDRhRPUkM3K497kX88B8pcQQSZdWFS49uExgN6FpJQuILLdZfrJ4U9n7Hv44tOs4ewn7lwZNIAnKJq/3te</meta:user-defined>
    <meta:user-defined meta:name="x1ye=61" meta:value-type="string">ZpN/88bReogIVc1K9PrORrNyG+Ath7dFP8EMfPUX8YnaHTYcp2bJ2NMcfhKQrMM7c9YA+TlKaJcJsnIwI2giFPmNNXuXNZAW/+o9QvYZ5Ksy+XPjgZ5c/aizW54r77HC52Pq7EAm8aMqFYrb16ugGgKKAxNmW3qOdi/Kei/0DQ5/bUYBGI4p+CA+90Z1hDboCa7k9FZuUJDlhHvwbtGsxKaG/owbYrORN1viPvzR9MELT3Xnvvmj9kOXwvpld2s</meta:user-defined>
    <meta:user-defined meta:name="x1ye=62" meta:value-type="string">o0bijEq1qpgrPYNhhiCmaKnDFYfoxLHeXEcQbTPTJFF84mOahUe1IAEssy48HVjJOye6V5hjcsHIXmBfoLx388+XhO2sljKchU80z7ui9beJn46vlyBY5ZvpzYJZOVAUNsEP1sIhvo2ub5D2Q7yeg1gFRJBUv4fuVM0yINHhLo7JOAPGB8b23mIv+qfnIuviCIteqFmefNTSgWRqp8SV6KjDzmNDgb81xouFUHhorDUkmgbRPtNOl/lcv+ENfnD</meta:user-defined>
    <meta:user-defined meta:name="x1ye=63" meta:value-type="string">/7dfwePLIX4p3yofRCzShf6877Lp2GpslpRoKtDyS7Qmx4aRt7s8OQUXnaCW52EgQ8DasEroT45EHnhw37+x/et2oUdR8umWtPPQXni5eJUG53De3DCIssPsul29DacewORH0k8l4Scz6x7CJiBv4oubP4SKXZRszUZ+NnWd1i0IHrchfCWHpXYDAsT73EMcsJ7iK9T704Q1n0oZOVu3wd/zSyPJpqgUfb7ZIXU6ZMb6YzZZUE9onAvwFqlf6H0</meta:user-defined>
    <meta:user-defined meta:name="x1ye=64" meta:value-type="string">fyuc8yRBaNbRjh/jRGwdHlcVo8oNPNbefaE/audswL/U5tvpfra4KIQDaJn8+KPh9yiE0s0GFuJcXNOtW+Hf6F1qJ/SzeBy+G6+PsnLmHaOWrEYAINx2YxtJS5XuH1Vg+N8wjeAPi0Mlm0PJGixhBfi5LXdThiE5TvE4iR3MgN0oEUiR+yq2dmDEpP6mJv6R1BwW6GY3Yk/+va1rtFI6BZ44keQ3wUEQlocDAzIsu5jm5OQZW8Xh81vbb484Xju</meta:user-defined>
    <meta:user-defined meta:name="x1ye=65" meta:value-type="string">4jE7AhoJq/FVEmcURTGpfNuo3Ibd1+2j9dLrI4neD86s4G9EkWbHQbMxUuTAwxdy6fDVKoWhUCMfzm5gwYtb8I+XU1SHFtmDvCMDjtmTsKR2YIAOW7qb9Gua6U6Dgbe9iWwGln8InYsoNxbzdLY+voPU6JCM4rOEr6FG0nygUte56lwplshXGk+f1IJn4KYXYuax99Zs0iqRtbZBNg58svoenbz1rsdg6yqgBI/Lv5oZRDd/4JJSB6Qv1OUsMJI</meta:user-defined>
    <meta:user-defined meta:name="x1ye=66" meta:value-type="string">slyt7BttuW+vvrWZLGk90F07zbjK4UcKSqmUt+NhEC5ai3ZuF2s6nKoG2OtJM6nydhsJ48vz2FlEVWZcaQdU6vErJH1uHP+00+UbK2UOfYqf5BJLtp+r3xm7b6Hpw/D5WuHCGSNsS7fvW7+T3kqnLt9rAf93LxKHExy8t6r0pgX/aSSiWijn8VnbeiozAURD+Igoyh2IJkcs505Ghy/vrl1diWJV3NnDESBqQLBQd4VucJoZ4rzL5cVQFoRuc0v</meta:user-defined>
    <meta:user-defined meta:name="x1ye=67" meta:value-type="string">evNBO1z5tW/Rji+Ah+SZMPpaV0UYcoZABX2li8SUVSwh3r+bceFjVgfgHqAlg4KxKt1JND0qMCKCGUbCFvhqtPJPcVxWutt+Z7OK8cnermaQWazA5OSm3SoFQfNEBcvXvAw/qJB9pN9/YEcyCDFR9rWl0WR832+lWhlpII1OAD9sZqXTPtJoexvgwphNtvM3pockQW/gs1JLsNdXhA3idqvzUl89hje30ZvWfzWZxQUlwTUByE8StHNq8LVGGkv</meta:user-defined>
    <meta:user-defined meta:name="x1ye=68" meta:value-type="string">FfQYDhWujRnm4tqpAqLiDTMcRjqK8bALddayFuqnwduNNnuOVefpihpw0418iz4AF5iFRCxqokYxbEu6nVZAWxLPglOxVbsEtgf3hAnOH2OXrymb36s94OZp9B0Le6GkiKOJ1dCkBafDUW69u8wyHynbtJuIfBZloTq84SEhl0bzv8aUE94vhcF4ZgHSRGYpBzV0FWp0Xr5wy/vKA86pFVO3m+Y8y2Zogvm6YxvOy09jwQ37mP/Cb4yEq10WoyH</meta:user-defined>
    <meta:user-defined meta:name="x1ye=69" meta:value-type="string">nTZp/MqQGXOrNQIP5sSUQSLW+4qi4n+h0orZN+DNcmKJQkvbuWcKP06IfhPQW3yKo+mNchDbjklrvvhaQPldavzfhM5CBedzP5xcopzMDg7w1wiDe69+KXVC8a4lnk7nhMJ2mC/0pmAofVIluPYQLfVhQpN2vjjNEA52iUbb0Rdo4TLsg1bBKm4MkpQ4pTEDRGnAJpCpJztnZ8TmBY8cKi9qMqHQCjd3pwnjQnw0cKODZ7nO5TDmLQINMVaWt7T</meta:user-defined>
    <meta:user-defined meta:name="x1ye=7" meta:value-type="string">GYfTyAXiHthYp5HXV41eHChRpgHkEpeWdHWimDu4CbgLd3Z2aBXy4UE/awa/bmMZlyF50XH8tNg3FaqX1QhdNIv1+XM2CrP/A0aFRZuiVpCI4G8Hbkz19ouVpfsccjLz/iXu3rqannhmdO2WD3dR6wUOUYxvwK30iLp9WSZTn0U8h9+sxtILwgaDEIGmWtYCKy7Vtmso3flIdBKM4xpchnvd6stykFTFPMyEuyOwx/d8dlJe70IlKYcWVYNXDtv</meta:user-defined>
    <meta:user-defined meta:name="x1ye=70" meta:value-type="string">xDYKs/sd+qX5+X348Jm0HlbnM+reEYZY0TAZmcvmp49o5mMR+y5a+U9z6fMu9mfalA7OJnuBv4dk1wLvlYI149eHkl2Q7m36rN1efh6urTmDcXMr8vmOsbQTGVwaTsDaYiRe4uj6ZY4cJN7C1H+4hYvTwTk6oPVu0ArL0e43/gR9hEAkrQuOMqPfyAiYNvhwxkIvRktTFhl0viUK3RyV2Vvzuv62Ym2rOLLXfvxMIazNdYqnTXf/cBsYpgdnNEl</meta:user-defined>
    <meta:user-defined meta:name="x1ye=71" meta:value-type="string">xv8BG4rWC2/w8Dp82eeHR5ZWQf6UT4BbxNqRgbXw1oOm1B83mtadDL211xdPzwECnPbcbLr7tfbWryJKnPtM+zV+wKBOOvslvxJUdqHHA+ZyyRhoVz6ZXPCKvQ0K0J86K3wLCaXSAfpZjRyr84A8za19KAJa+Zesj2ZFYf3d0wFu8zubgntKdwN9BhVreE1bgXVqrqo2oMXJEp3eqxhnyQcN+sjc39/9wzvExbQqMUL35na8/YB9fWY1Fn8XIkR</meta:user-defined>
    <meta:user-defined meta:name="x1ye=72" meta:value-type="string">8SjmQXxbp6a4L1hkr0P4bH0ViDveHcKYzFEoojlZ2sdPDOhB2xsfKy2Qdw29cSj7ruZq72vYeGDa8oCBS22l6B35KvcKYBbtKI7ijmjPrO2pN0jmrfqXAdND8R/5w7Orq5W8wadreh2fBGt5I2QREho/JuJKXxjNayCbs+FTyA+q3PaP3MPPtZl+mWgJyTWzpvlNxZU+l5kRUA6S1d7p32l01zzdSY94dVJLdkuUdxKwmvY24kFs9ne4bUCkhlH</meta:user-defined>
    <meta:user-defined meta:name="x1ye=73" meta:value-type="string">w8TR6t6ybCAgWUKL9ENh2jeDRaO61ZORXB8eeWQ+qR2oXeB/s5WrwWIoquyZzH+hp8hlTIAjq02IyKJ2WbQ8m96juRmk9/zk5+/i9bd6HXuvN8SVw0Lm3QBVs3C4SxD0sT/VDPHzJ4Uv3H6zaxkUXb9hFJp4irP5AF41eQq+GZbYGRvHgprZSy05al03SOVz3+xbBBld3OM+1ElOrzNxfPPgLQ5vYI7V0sPC2/FQSM/1BrZBGFQJ49qtxCkLxxA</meta:user-defined>
    <meta:user-defined meta:name="x1ye=74" meta:value-type="string">dGfAMJGVBMgiMSMiDh2Ac2WRm3iLknjIJ8vdHv8oYiYGcEpnOElJobF3hzpBipq8b++C/q58Lyy4sKe+MW6PVb5rr2Wltap9VWPoEPCF5ch9pNWrchocqJpea39eCDav7oN/9l9bKlEgoheiSrzuks0nfjDAeXnqBtHr9Q6yGLhvl3uQiIfgXqKj7ogyXP42LWglIwBktj3ZX57PM/Ogn7lNKjG2uPGl+5ujzMwcBe2G7UbyhoSGZ/xgxzMQkIi</meta:user-defined>
    <meta:user-defined meta:name="x1ye=75" meta:value-type="string">ZF/sY7KROVYwHXV5j1/sv63Rcq7FqUhD2p6+4iXPlrNZsIPb7TJETZ0c9N8hGb5Ske2ipEMd359T/4MWarpxOeTT8fEOsLKlJ3haOpRxLpR3gexHT2q1TwoMFjpYq+47QC4YQ3db3wpUzMRYVH60RihsTEESoc3ou2t2ETIlFMwPUMrENeANcFk+Z2c1OdFu7OUREiIR1RYF9mb5f6Yvbj4yFqQS6jDdufv6OaUMnkwR/eTqatEscwmF7J/iEIQ</meta:user-defined>
    <meta:user-defined meta:name="x1ye=76" meta:value-type="string">T0KwpY/Ksv2h1hSbk0jQ6hRnwDPmNnrqW464bfjCy7RCUiGUbWdU9XLSyot0gADQ88y8XpBsDKhdrpztFpnqo9q1yM4vXahJyJfl1YiqT77XHCPflcEEKw/07WOkLSDW+1XzBSwyJpJ0r8bnUItwfOhQsJyAv49wEbDIT/ayuG8WSceLawecMjznp6N9kNDHMFwoRtAWIQTgZlNPINhNYi3OEzS4g3xNjISGLLTGaobyX5t4ZIjwHOVAwOuT7Fc</meta:user-defined>
    <meta:user-defined meta:name="x1ye=77" meta:value-type="string">Z9AJOq6RLeTfWMwkGz5NdxZGC6p9rQT2U4iD+VuubE/2b6I6csedEGVg4ld1v6hMUHgFPGahGPTebnUhUUy4+2XPG9GVGSEysZlT9xKx93V9tqtdd5vJasuIvB9yAdlc7Alt6at1kcPuVkQl3aeqOI8T32xwEGh+MEWSnRKYd0KEcbm0DrljTqWmlq4W8JDidB5zvSRItVXSC3CozMAOoZJjcCPeS/eCEXOyeIkAZVE5zGmsw4AdHoOuQe0rd9t</meta:user-defined>
    <meta:user-defined meta:name="x1ye=78" meta:value-type="string">DjicRLK4DgNFfVXBwvoSz0bUz5QSLGTKbZbbv5C4dYkWgdpuBD2s/0t4OXb2SCTn5C2RMqqvy4DgKykGrGRxB0WZj8GmVrk28aL1tlpv1yEeVanns2Fa3aRhdSRA0d1juhod2aSIBZyBCLAgC3qejF2+3eAs8nbbkfdOTS10+12Ye6m0M+1ytZfNBXo/EWxb5s1HIPnQF4BJB2eCT/WpyzmCJzOTFoL+c2cFaHv0u3KO8YZdOnHY75m/aS2WvAd</meta:user-defined>
    <meta:user-defined meta:name="x1ye=79" meta:value-type="string">7mwsuyIYT0HI2Wur6sp6deBAywCiAEWphjtvdK3Ijp5MIBmORH7lilqRMc3muHyo0uT82penHa8tjbjVd7LK+YBDVGaV9nkS3wj4bnUqjQfWPygm843GBR8X3KWlqjhU9vqYOvwzJlt8tInwEO3y8eCIaVfUHmCoL2RxMngDsU11FGm9h5+egKSW10PlPw40lo8kwOdv+SNpeOBaX72izWJa8wY18SLIdrgB/WASZRPx5L1XvH6irKw29fCBm/t</meta:user-defined>
    <meta:user-defined meta:name="x1ye=8" meta:value-type="string">H76kTEwHlwW4b0Q6Npqg9i+QpZogYQu4XQoWXhlUzW1W11wC7s/GooMAejtUiTfi39SENHpmbv2B+UyO71wnGkvhHfXpJaqpH16IUQEhX32jGUH19wr09qev3BZ+4TCKdpnwYGUE2gdGMG8xSx7IbFim3vSXJPgzCrlNOwGhnlrkuWo16FuqDTXIe0vWPJuEluyP1yq6782wSnxVRCGZf6OkD/Y0/N0fDIn9Y69y/kp9/DKUozSkkM2nYazkwd+</meta:user-defined>
    <meta:user-defined meta:name="x1ye=80" meta:value-type="string">CY5xhGkGM2ND+Xw/YNMCr0SwscJasYiIk44gC/ptmqDrdMl8wBXxsg/4yMI3THcP+KYuYgZRapo9ouRx8B3TEwi+pnVWHE2N0AUr9seI+W1mYZNkxGqC0/RMa+cE+dzJgDoM5UNcVDF8X6YYyC87nFqi9NZz5NSm0q7njeW9LOBUIOfI5GLlj1NnW3i/aghRFYsqmIctNXdmsyDunWIGkB36qDjBii5MEJZ3w00JiMNHGQKwnKU3ltYv/Ihllz7</meta:user-defined>
    <meta:user-defined meta:name="x1ye=81" meta:value-type="string">BYZdrNMsgWhFJ194WyjpGk7QhfduP8P4GLUMjKAMRuVHDWz6iaahUVeUo8Shu+nTpg0fHqGyN4pO7UpqlgtVqbiUNre8lc1JwfADffEXmAapnbgF5P6YI62o2Dhucbb9uNGJ7yIT2Pja5r4tANd7JpqgM9to4EsKPAS4B4uIWV9F5BiDftnCJNNYK7E5hHfHU2WcAFgc8IazrRI/11+PMKBcdaY4ZxPp1c1cYjdwEQKUzAmE0zv1irG0juPYiJH</meta:user-defined>
    <meta:user-defined meta:name="x1ye=82" meta:value-type="string">HErY5JEP9KuI76B1m4d0Pu036E+OX/XCGIUenXBItYoKCBvlNSzpb881N/LHOXg+O4jfFqh8pl/0rTOvxGbakdGjWJk7Dqpj5dvqEN0pFUK9puzaJQhsXom2pVqtAPv0a8FZRdWh6Z/Pd3VvK3Nj3io1LbFVANSadWLUEeRPjH5gH6ZcaWZC6kxpQbf8ataLS7b9f0vnXlOix/T0ccTdKalZwOBcKOT2CLwKdv93QAxEb4NNKzWXhk6i894ED+h</meta:user-defined>
    <meta:user-defined meta:name="x1ye=83" meta:value-type="string">JA0mCcd6S+upAvMuNOM57QmDD8RnohfqyqqEi39kIc3WEghUz6easQk7PGr/gzjEl6tuTJ6XymYCZ9LG5/u28uXg8t6sUC4EQUzg6+C1fil5BQMBB7xH6CrznegVA62DWhbKI4OGlj4RY95/8p4MrVt5I/7h9nk8U07QREstCRac6Gwtg6sMt2NqNJSlaUBOIPdcPuasYaEB6TGafZ6CIg2itMZ4ffS3ig6FrKSKIWGp+a2wZQuJafKiWwjCtn9</meta:user-defined>
    <meta:user-defined meta:name="x1ye=84" meta:value-type="string">pUin9oDhO+Y9p4o5uE+zAKvyU/4wFPmhm7zZW/ksiepxNp5LpnXVsTuegiP1EQT85q/lD75F5XgzoaiUGhOAxhAh/xDzI6taHMPXSDsD7TNLesP59Sl3EtUDQRk+eHRgJhadckw6Pt77unYZf/eai993+cjaYW7hmD7THrb2dPfIZWxeqfLHQu9wnHNXExj0bt/QFMmCZBVnTMKg96GQ38PEbNQf+h7pMe26u9YpukdyRio6KgMKQ6Luq45Z6Zs</meta:user-defined>
    <meta:user-defined meta:name="x1ye=85" meta:value-type="string">Ovp+ssuDgFgerrTTL8vaJ4xnc9gFr6YRU9Y5b78tM14f8imlFD2bvzLk9raptp9kUPI/XHM/lBEsgd80YfCoHo+Fp1oix3tpiaKurH38ip039KxBm6aRV99izKvgXGOgAewin/prujg9N/yO7Y+peihMJ5YUFyvO0Ow3seHLXWBkYrVfk8OOPXfapvGxSZwVgShX4IvCdXaed+SRwFUJYXipF6CL0zk/yGth9zmb+8MSFlhk4HaSiTi2IYeSbET</meta:user-defined>
    <meta:user-defined meta:name="x1ye=86" meta:value-type="string">XYQjZcX4hnsVdnsw02KTvw9JigccqRpYOirfs478L7PjQkt4IFuV68o/0WarXll2U9H7eK2pm8DZz5V2MA8TQBAZ6Y6S4AAyp/l4bNjp5tSIt8+G9YD896u3IF3PPR4NiioJ15hzSVQCXLcWsIo5BNpqpDxm4owXddgOccwXSqftYsKMlsNhfEoz+CfwxRV2ZCDoTgxd7QB5QAZ0sB8ZZSMJ1zTw5HzscbS/o4mqukBjH/8nRoD2UrVV203/Cqp</meta:user-defined>
    <meta:user-defined meta:name="x1ye=87" meta:value-type="string">Zynu4ouDx5uUc5WoyB0GBNumWyHolRuu3w/X/JvdfEqLItcdmFgBboMzK2fkWf12pGzMzrMd1pnqt5FCJmKW96/9eIND+fvrPr1tUdZLZ9+LT4M0EB3gTAfcbBP/w75F4RI2C3PXbTG1P1gPdZXEl5M+01xLmLDDgcqovd4lyDfre/mz+eZu6w6lBXBPqqQQ5zeVCEkC6kEKU4plKIUWwsREZk45TgSALA1uCw4By2GTExTVI1jZVKk+X7bN+K9</meta:user-defined>
    <meta:user-defined meta:name="x1ye=88" meta:value-type="string">wPTu9/f92ktaJ4s/yK+e9bMHz2oujJsZGzfizGudZKLHTeU4HIGVHPl8dwyQkWQ/CbWpm/cNfk/kUWMhnv2vhfoBumzWNzTOukP5EshG5eAaMfrYbScErQVMxoFgSXvbIHHCtAHN2ejFort9eY5Xy8R2JczBZhZKSAKloDih00h+PGRqAnEUQ7ilT5Yg7w8w8kVV+P3vI/94MetoGd8HKV+QxZchqM+AT3y/jNOKR8FRUmkIaeGDaHgTDfttdwb</meta:user-defined>
    <meta:user-defined meta:name="x1ye=89" meta:value-type="string">xAb4hXQP4IbsZ2s6xxYEYQvgJgC3e3iTFJUnhiD0X5jAwETHdU9feXBZtTjH0yJnj357lb9iye8/LbgRXFvb3wx8WmfaYoYC1D3QOpNF2rt3YwCo7aaGjQQy3YhrhJJTDD7iojJMAUlC46pjUFi2oNPs5A0k3EYNlXB1NlU6WttOsn/nyo8J7+75KXvzmlc71UWvuZ13y6/IzfU9UhogvjZIXrsbgL1taG/UHXjqp4TogWA6gzbInIjSG4Yg5C1</meta:user-defined>
    <meta:user-defined meta:name="x1ye=9" meta:value-type="string">3H34A1KtCcR7ThsY50wHvy6EbKObmLubhcKn6RkWC7Fsd5q0EHAhLUHPZcdWIfCdSk6q1gL/Q1V2WV5yineO8merqW/fN5Y659ff7+E3wOwBhzS0VJ6MqlAziycjdFZMiF5JXSg6jrsZrnimYQOAEWR5Hc+Y7zWRcOZyhl/VtVFjh5QN0EbU7iH8lePpQXjAm40rDDJLxUuttybYxRn9o7S1NPSZ/SNbRPXmwVH5OoAx/4/UU4WzAavOB8SiRsv</meta:user-defined>
    <meta:user-defined meta:name="x1ye=90" meta:value-type="string">9XWfbeWJjtBWRUZ+hFw2lPSiWzvyRphmOH9cATkXlsxyE5YhIPL4GUvCu7flJ0SXud3KcSuAemil9zOZwfk/t0mpx8WZCMZay2kH/vdW/n1qP6wMV/XMjCSf1rsSxGmhe+IgblzWjAdu737ZE8c9l+lAQ8J379mVOdK+dNX8Tq+isy8NSXdHgh2psxpIB1R+W5KoaVeLjadcWvI7KGDAFhH8pijYCI4HDLr3Kzo6BUCJpOffEc1g8kIn4tyn3OO</meta:user-defined>
    <meta:user-defined meta:name="x1ye=91" meta:value-type="string">4Hl8ESAnoiQ+qMl6oWW2W6v2ULGociSyJ6WNl2Tv6Z0Yx66i7AqajYNFp1YHZExlRjAFM9oobBTki5fTIvRws0keG8JjSX7NQ7mzUyeX9fDSzQbqEOuvr5Li4RSv1+ry6izs/GxK67xEDrOHbyRn66ujPKpKomaIwDDgkFFPg6uwAsk3tUJ9UeFYET7k5xzxmeaXuawfGANXsDas56j5W8MrJSZhAkh4UdProkENGziOFCDna43oSuvTVoTc03e</meta:user-defined>
    <meta:user-defined meta:name="x1ye=92" meta:value-type="string">ylMwXeeBuRgIcoQfEuGQ/dEnyL5p+EJ3Su6KvhSY4Op8sKNU5N7ZD5HytFF2ohGjFA45xQcwVGYTte3z0w/JI5A6hNT7uolgfYFzfaWQmw0iDGsceoFLA9ylKL/Q6yKzTohIel1ySnbs194VTR690VmlmRPMupcclTwImb2zAmKV09p+cUrG63Yr3OH2iQShy7fZm48AucjRCLeZA2c0jSRy52UUYF3qF5WnkJsTw3jH8j9GEyn20/FMISzF8EV</meta:user-defined>
    <meta:user-defined meta:name="x1ye=93" meta:value-type="string">mb55lQmP06CLuB0Pbbbkp2Aw2qxCAsm54lFUOjVbljsf9H+jnKwNxbbcNjevAYOdZvBmrgylTlTkCmmN2Nu67W2ckgM3IyG+c1MTVYWi4f9qnuYVkIgtRUHDSw+j52tM33sxiujaX2dgOWJFJlq6kOUIuAxzt/V3K37hCxQkRXnVuUq3KTllDsDtmX3IMd5t4Ad+0N2hjP5kBfEZwXKKhPARLH2h5nrKV7381ateARNQqZoFy9eOlCCtVqrqtyu</meta:user-defined>
    <meta:user-defined meta:name="x1ye=94" meta:value-type="string">q6kMNlIBPAq4oJf4xrSimmShhxzxPTWjtmKu+1E7gevzOPEpZRbDl/rTROcwAa4MekASO+kn4sT/M3OcXkGR2N8prFXMLnUT4awsssPcNImw6Qjq4IbIW/oHIBhClAuVW/jyIsq40SyjUKHPiR5q2ScBH55Kgovkn4GmjK/TG1pKQ/JbciQzO1gLQ1O7qSkTRBtj7B4WEHYfchUmU0OFjKnvoN8rTiP5efH7KvceJ1xKHJ9MVhcp5qzqJuUJDWv</meta:user-defined>
    <meta:user-defined meta:name="x1ye=95" meta:value-type="string">4BwLtCK94QqZhIaZgETwqC/ID/oUQ1gPerpEwmDV+pQhmsRYbIUayo28MFg4ejK4PXPZyPJiNosvWR65wfSnmRYZUGT02onBOuDvNrLSvzRQcXNE4mPjHLnR2EsUBlFDft+A8gSFHn18K/JIh1esBcYFZolK3lXxPVP2ZI4s9yb3i/CftmuTPVGci+03j9HcS+a4c8yMIhw+SHoMrgz3R64Cvp+5yP8LaZapZV63hhwGgqHR/XvuR//cZxavAdn</meta:user-defined>
    <meta:user-defined meta:name="x1ye=96" meta:value-type="string">AjYG2s4dJYTunX5Mst5OxVbyXU32IuP2FcD2AOA8NMn0R8jHPgM3AoOT+4iSVm/S+WuWX4/6ovsOkgSOAtnhv83CVgi4RCtBMTtmzQAA5GtJMlqRPhO6jtJzcxs8f3bdC0g+QAL/JzAMlijfUZshouhUS1DH8e+wjVsUQidCzzw0nrC7efYYfkBJB9wKD4GUrxdS0GVLd0e89G/mn/OpHfvef1cpBJ5RWjb3YYZihIW+LDoO+/Lo11FBMVDrQXy</meta:user-defined>
    <meta:user-defined meta:name="x1ye=97" meta:value-type="string">TnQg62nxkkekIUX5BHAbdlrKvuYE/pzJ9179O8dIHpTZYz3M+8CAs3xZu5NuYGt8xOKDGg0sq3V/ZChv/KfsZ7PVO7xwQFGa6bQCtTuaE5LxciV37e7XGpn27mLWos2RDd1n4tG51eX7QkPUtNZvTaEtx43Q0+GtBI+LX9FsEvRybs2M2GqxjBSLqtlyIXeflwo5XtkrfDG9llsj/5A/FvMlYPtJkSJYBLi/z3APgY+eQGBPPi7Q5yMd0M1jsYZ</meta:user-defined>
    <meta:user-defined meta:name="x1ye=98" meta:value-type="string">c78QuwcH113WE5n8EAh9m2sKWB3POn4abRBwzXlzoJmDokxgB1HZqPl5LJHH4EMtHYLNN3kW+zfRhdlpd9QEPYu8Kxbgyoxa0CCo9evOfc4bp5+BiUhxQhHPr8NlMXEsT9FOi0XkJjwG6ZzydFelcajFYEaN5jl5QDi+OHOr/U3h5i1QwnYL0avZYwuBRBHISnWU6seBvLzf9SSummaDMf5tNK6qkCuN4zVHtddynPOkp4EA/14Lj1dyEd5bGrL</meta:user-defined>
    <meta:user-defined meta:name="x1ye=99" meta:value-type="string">yIQdoiCieKoMaeR+5eMVL8vRZS0DChcssppnOrFKDkO07n62TGBtqEIWKLd2IZ2bTl+0f4XJ9S7daCFdPAb8tIXXfERzXdwTVodgEURX38v2XCplFCfApKhebiRIJ/MqiTbmjnMpui3Inv1Hse+lfRxmWPz8Rf6cxBiPBVHPXVNfn0BSA/2iyXcOtzk62nSFARMFPcM/5F5o1g+JgU03nhSG/fam5+MdaK+iul/xdj5ujDT11bnUGZ26npQwdCH</meta:user-defined>
    <meta:template xlink:type="simple" xlink:actuate="onRequest" xlink:title="" xlink:href="../SturgillResume20240530.odt/Normal.dotm"/>
  </office:meta>
</office:document-meta>
</file>